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6" style:family="table-column">
      <style:table-column-properties fo:break-before="auto" style:column-width="2.267cm"/>
    </style:style>
    <style:style style:name="co7" style:family="table-column">
      <style:table-column-properties fo:break-before="auto" style:column-width="6.86cm"/>
    </style:style>
    <style:style style:name="co8" style:family="table-column">
      <style:table-column-properties fo:break-before="auto" style:column-width="5.495cm"/>
    </style:style>
    <style:style style:name="co9" style:family="table-column">
      <style:table-column-properties fo:break-before="auto" style:column-width="3.17cm"/>
    </style:style>
    <style:style style:name="co5" style:family="table-column">
      <style:table-column-properties fo:break-before="auto" style:column-width="4.974cm"/>
    </style:style>
    <style:style style:name="co10" style:family="table-column">
      <style:table-column-properties fo:break-before="auto" style:column-width="12.875cm"/>
    </style:style>
    <style:style style:name="co11" style:family="table-column">
      <style:table-column-properties fo:break-before="auto" style:column-width="3.552cm"/>
    </style:style>
    <style:style style:name="co12" style:family="table-column">
      <style:table-column-properties fo:break-before="auto" style:column-width="7.024cm"/>
    </style:style>
    <style:style style:name="co13" style:family="table-column">
      <style:table-column-properties fo:break-before="auto" style:column-width="24.84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LV60472</text:p>
          </table:table-cell>
          <table:table-cell office:value-type="string">
            <text:p>Selecline 12 couverts</text:p>
          </table:table-cell>
          <table:table-cell office:value-type="string">
            <text:p>Lave-vaisselle</text:p>
          </table:table-cell>
          <table:table-cell office:value-type="string">
            <text:p>électroménager</text:p>
          </table:table-cell>
          <table:table-cell table:style-name="ce1" office:value-type="string">
            <text:p>Lave-vaisselle 12 couverts</text:p>
          </table:table-cell>
        </table:table-row>
        <table:table-row table:style-name="ro1">
          <table:table-cell office:value-type="string">
            <text:p>DFS2536S</text:p>
          </table:table-cell>
          <table:table-cell office:value-type="string">
            <text:p>Beko 10 couverts</text:p>
          </table:table-cell>
          <table:table-cell office:value-type="string">
            <text:p>Lave-vaisselle</text:p>
          </table:table-cell>
          <table:table-cell office:value-type="string">
            <text:p>électroménager</text:p>
          </table:table-cell>
          <table:table-cell table:style-name="ce1" office:value-type="string">
            <text:p>Lave-vaisselle 10 couverts</text:p>
          </table:table-cell>
        </table:table-row>
        <table:table-row table:style-name="ro1">
          <table:table-cell office:value-type="string">
            <text:p>53E22FR</text:p>
          </table:table-cell>
          <table:table-cell office:value-type="string">
            <text:p>Bosch SGS</text:p>
          </table:table-cell>
          <table:table-cell office:value-type="string">
            <text:p>Lave-vaisselle</text:p>
          </table:table-cell>
          <table:table-cell office:value-type="string">
            <text:p>électroménager</text:p>
          </table:table-cell>
          <table:table-cell office:value-type="string">
            <text:p>Lave-vaisselle 12 couverts</text:p>
          </table:table-cell>
        </table:table-row>
        <table:table-row table:style-name="ro1">
          <table:table-cell office:value-type="string">
            <text:p>335NB</text:p>
          </table:table-cell>
          <table:table-cell office:value-type="string">
            <text:p>Whirlpool FT Noir</text:p>
          </table:table-cell>
          <table:table-cell office:value-type="string">
            <text:p>Micro-ondes</text:p>
          </table:table-cell>
          <table:table-cell office:value-type="string">
            <text:p>électroménager</text:p>
          </table:table-cell>
          <table:table-cell table:style-name="ce1" office:value-type="string">
            <text:p>Micro-ondes multifonction</text:p>
          </table:table-cell>
        </table:table-row>
        <table:table-row table:style-name="ro1">
          <table:table-cell office:value-type="string">
            <text:p>12470TD</text:p>
          </table:table-cell>
          <table:table-cell office:value-type="string">
            <text:p>LG lave linge</text:p>
          </table:table-cell>
          <table:table-cell office:value-type="string">
            <text:p>Lave-linge</text:p>
          </table:table-cell>
          <table:table-cell office:value-type="string">
            <text:p>électroménager</text:p>
          </table:table-cell>
          <table:table-cell table:style-name="ce1" office:value-type="string">
            <text:p>Lave-linge 8 kgs 1200 trs/mn</text:p>
          </table:table-cell>
        </table:table-row>
        <table:table-row table:style-name="ro1">
          <table:table-cell office:value-type="string">
            <text:p>75221SX</text:p>
          </table:table-cell>
          <table:table-cell office:value-type="string">
            <text:p>BEKO HIG</text:p>
          </table:table-cell>
          <table:table-cell office:value-type="string">
            <text:p>Table-cuisson</text:p>
          </table:table-cell>
          <table:table-cell office:value-type="string">
            <text:p>électroménager</text:p>
          </table:table-cell>
          <table:table-cell office:value-type="string">
            <text:p>Table de cuisson gaz</text:p>
          </table:table-cell>
        </table:table-row>
        <table:table-row table:style-name="ro1">
          <table:table-cell office:value-type="string">
            <text:p>D4865RG</text:p>
          </table:table-cell>
          <table:table-cell office:value-type="string">
            <text:p>Ordinateur LG 1ghz</text:p>
          </table:table-cell>
          <table:table-cell office:value-type="string">
            <text:p>ordinateur</text:p>
          </table:table-cell>
          <table:table-cell office:value-type="string">
            <text:p>informatique</text:p>
          </table:table-cell>
          <table:table-cell office:value-type="string">
            <text:p>Ordinateur LG double coeur 1Ghz 4go Ram</text:p>
          </table:table-cell>
        </table:table-row>
        <table:table-row table:style-name="ro1">
          <table:table-cell/>
          <table:table-cell table:style-name="ce1" office:value-type="string">
            <text:p>HP G5215FR</text:p>
          </table:table-cell>
          <table:table-cell office:value-type="string">
            <text:p>ordinateur</text:p>
          </table:table-cell>
          <table:table-cell office:value-type="string">
            <text:p>informatique</text:p>
          </table:table-cell>
          <table:table-cell table:style-name="ce1" office:value-type="string">
            <text:p>Athlon II X4 635 2,9 GHz, 4096 Mo, 1 To, DVD±RW Azerty français, Windows® 7 Edition Familiale Premium français</text:p>
          </table:table-cell>
        </table:table-row>
        <table:table-row table:style-name="ro1">
          <table:table-cell/>
          <table:table-cell office:value-type="string">
            <text:p>ACER Aspire AZ3101-035</text:p>
          </table:table-cell>
          <table:table-cell office:value-type="string">
            <text:p>ordinateur</text:p>
          </table:table-cell>
          <table:table-cell office:value-type="string">
            <text:p>informatique</text:p>
          </table:table-cell>
          <table:table-cell office:value-type="string">
            <text:p>Ordinateur de bureau Athlon II x2 220 4096.Mo (2048x2) 640.Go 21.5.pouces Tactile nVidia GeForce 9200 Windows 7 Premium Tuner TNT</text:p>
          </table:table-cell>
        </table:table-row>
        <table:table-row table:style-name="ro1">
          <table:table-cell/>
          <table:table-cell office:value-type="string">
            <text:p>PACKARD BELL IMEDIA D4007FR + 21,5"</text:p>
          </table:table-cell>
          <table:table-cell office:value-type="string">
            <text:p>ordinateur</text:p>
          </table:table-cell>
          <table:table-cell office:value-type="string">
            <text:p>informatique</text:p>
          </table:table-cell>
          <table:table-cell office:value-type="string">
            <text:p>Processeur Intel Pentium E5800 à 3,2 Ghz</text:p>
          </table:table-cell>
        </table:table-row>
        <table:table-row table:style-name="ro1">
          <table:table-cell/>
          <table:table-cell office:value-type="string">
            <text:p>LED XPS L501x Aluminium Intel Core 501X9426</text:p>
          </table:table-cell>
          <table:table-cell office:value-type="string">
            <text:p>ordinateur</text:p>
          </table:table-cell>
          <table:table-cell office:value-type="string">
            <text:p>informatique</text:p>
          </table:table-cell>
          <table:table-cell office:value-type="string">
            <text:p>DELL: 15.6 LED XPS L501x Aluminium Intel Core i5-460M 4GB/640GB Nvidia GTX420M 1GB</text:p>
          </table:table-cell>
        </table:table-row>
        <table:table-row table:style-name="ro2">
          <table:table-cell/>
          <table:table-cell table:style-name="ce1" office:value-type="string">
            <text:p>PNY Attaché Original 4 Go</text:p>
          </table:table-cell>
          <table:table-cell office:value-type="string">
            <text:p>stockage</text:p>
          </table:table-cell>
          <table:table-cell office:value-type="string">
            <text:p>informatique</text:p>
          </table:table-cell>
          <table:table-cell table:style-name="ce1" office:value-type="string">
            <text:p>Clé USB 2.0 4 Go - Vitesse d'écriture jusqu'à 6 Mo/s - Vitesse de lecture jusqu'à 14 Mo/s - Dimensions compactes : 54 x 11 x 17 mm - Plug and play - Stockage des données garanti pendant 10 ans - Compatible PC, Mac et Linux - Garantie 2 ans.</text:p>
          </table:table-cell>
        </table:table-row>
        <table:table-row table:style-name="ro2">
          <table:table-cell/>
          <table:table-cell table:style-name="ce1" office:value-type="string">
            <text:p>Toshiba storE Alu2 500 Go</text:p>
          </table:table-cell>
          <table:table-cell office:value-type="string">
            <text:p>stockage</text:p>
          </table:table-cell>
          <table:table-cell office:value-type="string">
            <text:p>informatique</text:p>
          </table:table-cell>
          <table:table-cell table:style-name="ce1" office:value-type="string">
            <text:p>Couleur Marron - Disque dur externe portable 500 Go - Format 2.5" - Interface USB 2.0 - Autoalimenté - Fonctionnement silencieux - vitesse de rotation 5400 tpm - Boîtier ultra résistant - Compatible Windows - Garantie 2 ans.</text:p>
          </table:table-cell>
        </table:table-row>
        <table:table-row table:style-name="ro1">
          <table:table-cell/>
          <table:table-cell table:style-name="ce1" office:value-type="string">
            <text:p>EMTEC Movie Cube K230 1000 Go</text:p>
          </table:table-cell>
          <table:table-cell office:value-type="string">
            <text:p>stockage</text:p>
          </table:table-cell>
          <table:table-cell office:value-type="string">
            <text:p>informatique</text:p>
          </table:table-cell>
          <table:table-cell table:style-name="ce1" office:value-type="string">
            <text:p>Disque dur multimedia - Sortie HDMI, péritel - Lecteur de cartes - Sortie optique - Sortie Composite A/V et Composante Y/Pb/Pr - Gestion des sous-titres - Garantie 1 an.</text:p>
          </table:table-cell>
        </table:table-row>
        <table:table-row table:style-name="ro1">
          <table:table-cell/>
          <table:table-cell table:style-name="ce1" office:value-type="string">
            <text:p>Peekton MiniPeek 259 Black 320 Go</text:p>
          </table:table-cell>
          <table:table-cell office:value-type="string">
            <text:p>stockage</text:p>
          </table:table-cell>
          <table:table-cell office:value-type="string">
            <text:p>informatique</text:p>
          </table:table-cell>
          <table:table-cell table:style-name="ce1" office:value-type="string">
            <text:p>Mini boîtier multimédia - Capacité 320 GO - Port HDMI - Port USB Host - SD Card - Télécommande incluse - Couleur Noir aluminium - Garantie 1 an.</text:p>
          </table:table-cell>
        </table:table-row>
        <table:table-row table:style-name="ro2">
          <table:table-cell/>
          <table:table-cell table:style-name="ce1" office:value-type="string">
            <text:p>Intel Sandybridge Core i5 2500K</text:p>
          </table:table-cell>
          <table:table-cell office:value-type="string">
            <text:p>composants </text:p>
          </table:table-cell>
          <table:table-cell office:value-type="string">
            <text:p>informatique</text:p>
          </table:table-cell>
          <table:table-cell table:style-name="ce1" office:value-type="string">
            <text:p>Processeur Socket LGA 1155 - Fréquence 3.3 Ghz - 6 Mo de cache L3 - 95W - 32nm - Intel Turbo Boost - Version boîte avec ventilateur - ref BX80623I52500K - Garantie 3 ans.</text:p>
          </table:table-cell>
        </table:table-row>
        <table:table-row table:style-name="ro2">
          <table:table-cell/>
          <table:table-cell office:value-type="string">
            <text:p>Gigabyte GA-M68M-S2P</text:p>
          </table:table-cell>
          <table:table-cell office:value-type="string">
            <text:p>composants </text:p>
          </table:table-cell>
          <table:table-cell office:value-type="string">
            <text:p>informatique</text:p>
          </table:table-cell>
          <table:table-cell table:style-name="ce1" office:value-type="string">
            <text:p>Gigabyte GA-M68M-S2P - Carte mère socket AM3 - Chipset NVIDIA GeForce 7025 / nForce 630a - 2 slots DDR2 - PCI Express 16x - SATA 3Gb/s - Gigabit LAN - USB / Audio HD - Format Micro-ATX - Garantie 3 ans.</text:p>
          </table:table-cell>
        </table:table-row>
        <table:table-row table:style-name="ro2">
          <table:table-cell/>
          <table:table-cell table:style-name="ce1" office:value-type="string">
            <text:p>MSI GeForce GTX 560 Ti 1Go OC</text:p>
          </table:table-cell>
          <table:table-cell office:value-type="string">
            <text:p>composants </text:p>
          </table:table-cell>
          <table:table-cell office:value-type="string">
            <text:p>informatique</text:p>
          </table:table-cell>
          <table:table-cell table:style-name="ce1" office:value-type="string">
            <text:p>MSI GeForce GTX 560 Ti 1Go Twin Frozr II OC - Carte graphique NVIDIA GeForce GTX 560 Ti version OverClockée - GPU cadencé à 880 MHz - Mémoire 1024 Mo GDDR5 - PCI Express 2.0 - Dual-link DVI-I / Mini HDMI - Compatible HDCP / SLI - Refroidissement Twin Frozr II - Réf. N560GTX-TI TWIN FROZR II/OC - Garantie 2 ans.</text:p>
          </table:table-cell>
        </table:table-row>
        <table:table-row table:style-name="ro1">
          <table:table-cell/>
          <table:table-cell table:style-name="ce1" office:value-type="string">
            <text:p>Xigmatek ASGARD</text:p>
          </table:table-cell>
          <table:table-cell office:value-type="string">
            <text:p>composants </text:p>
          </table:table-cell>
          <table:table-cell office:value-type="string">
            <text:p>informatique</text:p>
          </table:table-cell>
          <table:table-cell table:style-name="ce1" office:value-type="string">
            <text:p>Boitier PC Moyen Tour - Pour cartes mères ATX / Micro ATX - 7 slots d'extension - USB 2.0 x 2 / Audio E/S - Structure en acier - Garantie 1 an.</text:p>
          </table:table-cell>
        </table:table-row>
        <table:table-row table:style-name="ro2">
          <table:table-cell/>
          <table:table-cell table:style-name="ce1" office:value-type="string">
            <text:p>HP Photosmart WiFi eAiO 2011</text:p>
          </table:table-cell>
          <table:table-cell office:value-type="string">
            <text:p>imprimantes</text:p>
          </table:table-cell>
          <table:table-cell office:value-type="string">
            <text:p>informatique</text:p>
          </table:table-cell>
          <table:table-cell table:style-name="ce1" office:value-type="string">
            <text:p>Imprimante multifonctions jet d'encre A4 (3 en 1) WiFi - Imprimante et copie 4800 x 1200 ppp, 32 ppm en noir et 30 ppm en couleur - Scanner 1 200 x 2 400 ppp - Ecran couleur LCD 6.1 cm TouchSmart - Lecteur de carte mémoire - Bac d'alimentation 80 feuilles - Impression sans marge - WiFi 802.11 b/g/n - Compatible PC et Mac </text:p>
          </table:table-cell>
        </table:table-row>
        <table:table-row table:style-name="ro2">
          <table:table-cell/>
          <table:table-cell table:style-name="ce1" office:value-type="string">
            <text:p>Epson Stylus SX 515W</text:p>
          </table:table-cell>
          <table:table-cell office:value-type="string">
            <text:p>imprimantes</text:p>
          </table:table-cell>
          <table:table-cell office:value-type="string">
            <text:p>informatique</text:p>
          </table:table-cell>
          <table:table-cell table:style-name="ce1" office:value-type="string">
            <text:p>Imprimante multifonctions A4 jet d'encre 3 en 1 WiFi - Imprimante et Copieur 2400 x 2400 ppp, 36 ppm et en couleur - Scanner 2400 x 2400 ppp - Ecran LCD Couleur 6.3 cm - Impression sans marge - Lecteur cartes mémoires - Picbridge - Réseau Ethernet et Wifi - Bac d'alimentation 120 feuilles</text:p>
          </table:table-cell>
        </table:table-row>
        <table:table-row table:style-name="ro1">
          <table:table-cell/>
          <table:table-cell table:style-name="ce1" office:value-type="string">
            <text:p>Epson Multipack T0715</text:p>
          </table:table-cell>
          <table:table-cell office:value-type="string">
            <text:p>imprimantes</text:p>
          </table:table-cell>
          <table:table-cell office:value-type="string">
            <text:p>informatique</text:p>
          </table:table-cell>
          <table:table-cell table:style-name="ce1" office:value-type="string">
            <text:p>Multipack "Guépard" (T0715) - Encres DURABrite Ultra Noir, Cyan, Magenta, Jaune - 1 x noire, 1 x jaune, 1 x cyan, 1 x magenta </text:p>
          </table:table-cell>
        </table:table-row>
        <table:table-row table:style-name="ro1">
          <table:table-cell/>
          <table:table-cell table:style-name="ce1" office:value-type="string">
            <text:p>Cartouche remanufacturée HP n° 363</text:p>
          </table:table-cell>
          <table:table-cell office:value-type="string">
            <text:p>imprimantes</text:p>
          </table:table-cell>
          <table:table-cell office:value-type="string">
            <text:p>informatique</text:p>
          </table:table-cell>
          <table:table-cell table:style-name="ce1" office:value-type="string">
            <text:p>Cartouche d'encre Cyan - 6 ml - Environ 400 pages - Cartouches Ink Again: produits respectueux de l'environnement</text:p>
          </table:table-cell>
        </table:table-row>
        <table:table-row table:style-name="ro3">
          <table:table-cell/>
          <table:table-cell table:style-name="ce1" office:value-type="string">
            <text:p>FARMING SIMULATOR 2011</text:p>
          </table:table-cell>
          <table:table-cell office:value-type="string">
            <text:p>PC</text:p>
          </table:table-cell>
          <table:table-cell office:value-type="string">
            <text:p>jeux vidéo</text:p>
          </table:table-cell>
          <table:table-cell table:style-name="ce1" office:value-type="string">
            <text:p>Endossez vos habits de fermier et lancez-vous dans la profession d'exploitant agricole ! Cultivez des céréales (quatre types de céréales proposées) ou élevez du bétail sur vos terres avant de vendre votre production. Comme tout fermier moderne, sachez conduire vos engins agricoles (tracteur, moissonneuse, etc.) et menez à bien votre exploitattion !</text:p>
          </table:table-cell>
        </table:table-row>
        <table:table-row table:style-name="ro1">
          <table:table-cell/>
          <table:table-cell table:style-name="ce1" office:value-type="string">
            <text:p>SNIPER GHOST WARRIOR</text:p>
          </table:table-cell>
          <table:table-cell office:value-type="string">
            <text:p>PC</text:p>
          </table:table-cell>
          <table:table-cell office:value-type="string">
            <text:p>jeux vidéo</text:p>
          </table:table-cell>
          <table:table-cell table:style-name="ce1" office:value-type="string">
            <text:p>Soyez discret, précis et impitoyable !</text:p>
          </table:table-cell>
        </table:table-row>
        <table:table-row table:style-name="ro1">
          <table:table-cell/>
          <table:table-cell table:style-name="ce1" office:value-type="string">
            <text:p>MEDAL OF HONOR</text:p>
          </table:table-cell>
          <table:table-cell office:value-type="string">
            <text:p>PC</text:p>
          </table:table-cell>
          <table:table-cell office:value-type="string">
            <text:p>jeux vidéo</text:p>
          </table:table-cell>
          <table:table-cell table:style-name="ce1" office:value-type="string">
            <text:p>Rejoignez les troupes d'elite</text:p>
          </table:table-cell>
        </table:table-row>
        <table:table-row table:style-name="ro3">
          <table:table-cell/>
          <table:table-cell table:style-name="ce1" office:value-type="string">
            <text:p>WOLFENSTEIN</text:p>
          </table:table-cell>
          <table:table-cell office:value-type="string">
            <text:p>PC</text:p>
          </table:table-cell>
          <table:table-cell office:value-type="string">
            <text:p>jeux vidéo</text:p>
          </table:table-cell>
          <table:table-cell table:style-name="ce1" office:value-type="string">
            <text:p>Wolfenstein, berceau historique du genre FPS débarque à nouveau dans un troisième volet des plus réussi. Graphismes superbes, gameplay rapide et ambiance unique font effectivement de ce Wolfenstein un grand FPS qui ravira sans nul doute les amateurs du genre. Les sbires du Troisième Reich ont de nouveau du souci à se faire, BJ Blazkowicz est de retour !</text:p>
          </table:table-cell>
        </table:table-row>
        <table:table-row table:style-name="ro1">
          <table:table-cell/>
          <table:table-cell table:style-name="ce1" office:value-type="string">
            <text:p>CALL OF DUTY BLACK OPS </text:p>
          </table:table-cell>
          <table:table-cell office:value-type="string">
            <text:p>PS3</text:p>
          </table:table-cell>
          <table:table-cell office:value-type="string">
            <text:p>jeux vidéo</text:p>
          </table:table-cell>
          <table:table-cell table:style-name="ce1" office:value-type="string">
            <text:p>Bienvenue dans l'enfer de la guerre froide !</text:p>
          </table:table-cell>
        </table:table-row>
        <table:table-row table:style-name="ro1">
          <table:table-cell/>
          <table:table-cell table:style-name="ce1" office:value-type="string">
            <text:p>EYEPET + CAMERA</text:p>
          </table:table-cell>
          <table:table-cell office:value-type="string">
            <text:p>PS3</text:p>
          </table:table-cell>
          <table:table-cell office:value-type="string">
            <text:p>jeux vidéo</text:p>
          </table:table-cell>
          <table:table-cell table:style-name="ce1" office:value-type="string">
            <text:p>L'ami magique dont tu as toujours rêvé</text:p>
          </table:table-cell>
        </table:table-row>
        <table:table-row table:style-name="ro1">
          <table:table-cell/>
          <table:table-cell table:style-name="ce1" office:value-type="string">
            <text:p>Gran Turismo 5 3D</text:p>
          </table:table-cell>
          <table:table-cell office:value-type="string">
            <text:p>PS3</text:p>
          </table:table-cell>
          <table:table-cell office:value-type="string">
            <text:p>jeux vidéo</text:p>
          </table:table-cell>
          <table:table-cell table:style-name="ce1" office:value-type="string">
            <text:p>Prenez votre revanche sur la piste </text:p>
          </table:table-cell>
        </table:table-row>
        <table:table-row table:style-name="ro1">
          <table:table-cell/>
          <table:table-cell table:style-name="ce1" office:value-type="string">
            <text:p>TOP SPIN 4</text:p>
          </table:table-cell>
          <table:table-cell office:value-type="string">
            <text:p>Xbox</text:p>
          </table:table-cell>
          <table:table-cell office:value-type="string">
            <text:p>jeux vidéo</text:p>
          </table:table-cell>
          <table:table-cell table:style-name="ce1" office:value-type="string">
            <text:p>Retrouvez Andre Agassi, Rafael Nadal et Ana Ivanovic et bien d'autres encore dans Top Spin 4, la simulation de tennis la plus réaliste à ce jour </text:p>
          </table:table-cell>
        </table:table-row>
        <table:table-row table:style-name="ro1">
          <table:table-cell/>
          <table:table-cell table:style-name="ce1" office:value-type="string">
            <text:p>FIGHT NIGHT CHAMPION</text:p>
          </table:table-cell>
          <table:table-cell office:value-type="string">
            <text:p>Xbox</text:p>
          </table:table-cell>
          <table:table-cell office:value-type="string">
            <text:p>jeux vidéo</text:p>
          </table:table-cell>
          <table:table-cell table:style-name="ce1" office:value-type="string">
            <text:p>La boxe dans toute sa brutalité </text:p>
          </table:table-cell>
        </table:table-row>
        <table:table-row table:style-name="ro2">
          <table:table-cell/>
          <table:table-cell table:style-name="ce1" office:value-type="string">
            <text:p>PLANCHA Brasero</text:p>
          </table:table-cell>
          <table:table-cell office:value-type="string">
            <text:p>plein air</text:p>
          </table:table-cell>
          <table:table-cell office:value-type="string">
            <text:p>jardin/brico</text:p>
          </table:table-cell>
          <table:table-cell table:style-name="ce1" office:value-type="string">
            <text:p>Plancha Brasero 2 feux et plaque fonte - Plancha à plaque de cuisson en fonte - Plaque très facile à nettoyer et très robuste - Plancha équipée de 2 brûleurs permettant de saisir les aliments à 300°C - Convient à un usage en plein air : plancha idéale pour s'encastrer dans une cuisine d'extérieur</text:p>
          </table:table-cell>
        </table:table-row>
        <table:table-row table:style-name="ro1">
          <table:table-cell/>
          <table:table-cell table:style-name="ce1" office:value-type="string">
            <text:p>Salon "MANO" 6P Résine tréssée</text:p>
          </table:table-cell>
          <table:table-cell office:value-type="string">
            <text:p>plein air</text:p>
          </table:table-cell>
          <table:table-cell office:value-type="string">
            <text:p>jardin/brico</text:p>
          </table:table-cell>
          <table:table-cell office:value-type="string">
            <text:p>Cet ensemble est composé de 1x Canapé avec deux accoudoirs (et coussin) + 2x Canapé avec un accoudoir (et coussin) + 1x Canapé sans accoudoir (avec coussin) + 1x Table (avec plateau en verre) + 1x Tabouret (avec coussin) - Structure métal avec revêtement en résine tréssée brossée 4 brins noire</text:p>
          </table:table-cell>
        </table:table-row>
        <table:table-row table:style-name="ro2">
          <table:table-cell/>
          <table:table-cell table:style-name="ce1" office:value-type="string">
            <text:p>MOSAÏC CANARIAS Piscine acier ronde 550x120cm</text:p>
          </table:table-cell>
          <table:table-cell office:value-type="string">
            <text:p>plein air</text:p>
          </table:table-cell>
          <table:table-cell office:value-type="string">
            <text:p>jardin/brico</text:p>
          </table:table-cell>
          <table:table-cell table:style-name="ce1" office:value-type="string">
            <text:p>Plein air - Piscine acier ronde - Dimensions 550x120cm - Paroi acier laqué et fermeture par double ligne de vis - Profilés métalliques blancs - Volume d'eau 26120 litres - Liner PVC traité anti-UV - Fitre à sable 4.5 m3/h avec skimmer - Livré avec échelle 8 marches, laquée blanche</text:p>
          </table:table-cell>
        </table:table-row>
        <table:table-row table:style-name="ro1">
          <table:table-cell/>
          <table:table-cell table:style-name="ce1" office:value-type="string">
            <text:p>Table rectangulaire en eucalyptus</text:p>
          </table:table-cell>
          <table:table-cell office:value-type="string">
            <text:p>plein air</text:p>
          </table:table-cell>
          <table:table-cell office:value-type="string">
            <text:p>jardin/brico</text:p>
          </table:table-cell>
          <table:table-cell table:style-name="ce1" office:value-type="string">
            <text:p>Table rectangulaire - En eucalyptus - Avec 2 extensions(250 et 300 cm) - A monter soi-même - Dimensions : L200/250/300xH75xP120cm</text:p>
          </table:table-cell>
        </table:table-row>
        <table:table-row table:style-name="ro1">
          <table:table-cell/>
          <table:table-cell office:value-type="string">
            <text:p>AMAZONAS hamac "BARBADOS" mocca</text:p>
          </table:table-cell>
          <table:table-cell office:value-type="string">
            <text:p>plein air</text:p>
          </table:table-cell>
          <table:table-cell office:value-type="string">
            <text:p>jardin/brico</text:p>
          </table:table-cell>
          <table:table-cell office:value-type="string">
            <text:p>Le hamac confortable "BARBADOS" est un de nos produits les plus prisés pour ses couleurs et ses magnifiques motifs- Coloris : mocca - Disponible en plusieurs coloris - Poids maximum : 200 kg</text:p>
          </table:table-cell>
        </table:table-row>
        <table:table-row table:style-name="ro1">
          <table:table-cell/>
          <table:table-cell table:style-name="ce1" office:value-type="string">
            <text:p>BLACK&amp;DECKER Tronçonneuse électrique GK1635X</text:p>
          </table:table-cell>
          <table:table-cell office:value-type="string">
            <text:p>outils</text:p>
          </table:table-cell>
          <table:table-cell office:value-type="string">
            <text:p>jardin/brico</text:p>
          </table:table-cell>
          <table:table-cell office:value-type="string">
            <text:p>NC</text:p>
          </table:table-cell>
        </table:table-row>
        <table:table-row table:style-name="ro1">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cell office:value-type="string">
            <text:p>outils</text:p>
          </table:table-cell>
          <table:table-cell office:value-type="string">
            <text:p>jardin/brico</text:p>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row>
        <table:table-row table:style-name="ro1">
          <table:table-cell/>
          <table:table-cell office:value-type="string">
            <text:p>BLACK &amp; DECKER 3 en 1: Aspirateur Broyeur Souffleu</text:p>
          </table:table-cell>
          <table:table-cell office:value-type="string">
            <text:p>outils</text:p>
          </table:table-cell>
          <table:table-cell office:value-type="string">
            <text:p>jardin/brico</text:p>
          </table:table-cell>
          <table:table-cell office:value-type="string">
            <text:p>1 tube étroit pour le soufflage + 1 tube large pour l'aspiration des feuilles - 2 vitesses de soufflage : 210 et 290 km/h - Broyage par turbine - Réduit le volume des feuilles broyées de 10 à 1 - Sac de 35 litres, facile à vider,pratique et non salissant</text:p>
          </table:table-cell>
        </table:table-row>
        <table:table-row table:style-name="ro1">
          <table:table-cell/>
          <table:table-cell office:value-type="string">
            <text:p>Taille haies 750W THE750RH</text:p>
          </table:table-cell>
          <table:table-cell office:value-type="string">
            <text:p>outils</text:p>
          </table:table-cell>
          <table:table-cell office:value-type="string">
            <text:p>jardin/brico</text:p>
          </table:table-cell>
          <table:table-cell office:value-type="string">
            <text:p>Puissance 750 W Longueur de lame : 68 cm - Capacité de coupe : 24 mm - Vitesse : 1600 trs/min - Poignée arrière rotative 3 positions - Lame double action - Frein mécanique</text:p>
          </table:table-cell>
        </table:table-row>
        <table:table-row table:style-name="ro1">
          <table:table-cell/>
          <table:table-cell office:value-type="string">
            <text:p>CONTINENTAL EDISON RBC90FSA</text:p>
          </table:table-cell>
          <table:table-cell office:value-type="string">
            <text:p>Réfrigérateur</text:p>
          </table:table-cell>
          <table:table-cell office:value-type="string">
            <text:p>électroménager</text:p>
          </table:table-cell>
          <table:table-cell office:value-type="string">
            <text:p>Réfrigérateur 1 porte - Capacité : 90L (80L + 10L) - Froid statique - Porte réversible - Compartiment à légumes - Eclairage intérieur - Coloris : blanc</text:p>
          </table:table-cell>
        </table:table-row>
        <table:table-row table:style-name="ro1">
          <table:table-cell/>
          <table:table-cell office:value-type="string">
            <text:p>ROBUSTA TOP70B</text:p>
          </table:table-cell>
          <table:table-cell office:value-type="string">
            <text:p>Réfrigérateur</text:p>
          </table:table-cell>
          <table:table-cell office:value-type="string">
            <text:p>électroménager</text:p>
          </table:table-cell>
          <table:table-cell office:value-type="string">
            <text:p>Réfrigérateur Table Top - Volume 70L - 2 clayettes - Dégivrage automatique - Capacité de refroidissement 0°C à 8°C - Porte réversible - Coloris Blanc</text:p>
          </table:table-cell>
        </table:table-row>
        <table:table-row table:style-name="ro1">
          <table:table-cell/>
          <table:table-cell office:value-type="string">
            <text:p>INDESIT BAAN13V</text:p>
          </table:table-cell>
          <table:table-cell office:value-type="string">
            <text:p>Réfrigérateur</text:p>
          </table:table-cell>
          <table:table-cell office:value-type="string">
            <text:p>électroménager</text:p>
          </table:table-cell>
          <table:table-cell office:value-type="string">
            <text:p>Réfrigérateur combiné - Volume utile 306 L (214+92) - Froid brassé - Hygiène Control - Clayettes en verre - Pouvoir de congélation 6 kg/24h - Classe A+ - Coloris blanc</text:p>
          </table:table-cell>
        </table:table-row>
        <table:table-row table:style-name="ro1">
          <table:table-cell/>
          <table:table-cell office:value-type="string">
            <text:p>LG GCD 6113AC</text:p>
          </table:table-cell>
          <table:table-cell office:value-type="string">
            <text:p>Réfrigérateur</text:p>
          </table:table-cell>
          <table:table-cell office:value-type="string">
            <text:p>électroménager</text:p>
          </table:table-cell>
          <table:table-cell office:value-type="string">
            <text:p>Réfrigérateur combiné - Volume : 343L - Froid ventilé total - Technologie save cooling : 2 évaporateurs - Eclairage intérieur LED - Classe énergétique A++ - Traitement anti-bactérien - Alarme porte ouverte - Portes réversibles - Affichage digital LED - Coloris : inox</text:p>
          </table:table-cell>
        </table:table-row>
        <table:table-row table:style-name="ro1">
          <table:table-cell/>
          <table:table-cell office:value-type="string">
            <text:p>WHIRLPOOL WBE 3321 NFS</text:p>
          </table:table-cell>
          <table:table-cell office:value-type="string">
            <text:p>Réfrigérateur</text:p>
          </table:table-cell>
          <table:table-cell office:value-type="string">
            <text:p>électroménager</text:p>
          </table:table-cell>
          <table:table-cell office:value-type="string">
            <text:p>Réfrigérateur combiné - Volume utile 328 L (228 L + 100 L) - Froid ventilé No frost - Dégivrage automatique - Thermostat - 4 étoiles - Classe A - Coloris silver</text:p>
          </table:table-cell>
        </table:table-row>
        <table:table-row table:style-name="ro1">
          <table:table-cell/>
          <table:table-cell office:value-type="string">
            <text:p>CONTINENTAL EDISON GN330V</text:p>
          </table:table-cell>
          <table:table-cell office:value-type="string">
            <text:p>Réfrigérateur</text:p>
          </table:table-cell>
          <table:table-cell office:value-type="string">
            <text:p>électroménager</text:p>
          </table:table-cell>
          <table:table-cell office:value-type="string">
            <text:p>Réfrigérateur Combiné - Volume : 279 l (188 + 91) - Froid Statique - Classe A - Congélateur 4* - Pouvoir de congélation : 6 kg/24h - 3 clayettes -2 bac à légumes - 1 tiroir + 2 abattants - Coloris argent</text:p>
          </table:table-cell>
        </table:table-row>
        <table:table-row table:style-name="ro1">
          <table:table-cell/>
          <table:table-cell office:value-type="string">
            <text:p>CONTINENTAL EDISON FM510FSA</text:p>
          </table:table-cell>
          <table:table-cell office:value-type="string">
            <text:p>Four</text:p>
          </table:table-cell>
          <table:table-cell office:value-type="string">
            <text:p>électroménager</text:p>
          </table:table-cell>
          <table:table-cell office:value-type="string">
            <text:p>Four multifonctions catalyse - Capacité 56 L - 5 programmes de cuisson - Système automatique début et fin de cuisson - Porte tempérée triple vitrage - Programmateur digital - Minuterie digitale - Accessoires - Coloris inox - Garantie 2 ans pièces</text:p>
          </table:table-cell>
        </table:table-row>
        <table:table-row table:style-name="ro1">
          <table:table-cell/>
          <table:table-cell office:value-type="string">
            <text:p>LADEN FE100IX</text:p>
          </table:table-cell>
          <table:table-cell office:value-type="string">
            <text:p>Four</text:p>
          </table:table-cell>
          <table:table-cell office:value-type="string">
            <text:p>électroménager</text:p>
          </table:table-cell>
          <table:table-cell office:value-type="string">
            <text:p>Four multifonction air pulsé - Programmateur électronique - Température jusqu'à 250° - Basse température - Voyant du degré de température - sécurité enfants - Couleur Inox</text:p>
          </table:table-cell>
        </table:table-row>
        <table:table-row table:style-name="ro1">
          <table:table-cell/>
          <table:table-cell office:value-type="string">
            <text:p>ELECTROLUX EOC45441X</text:p>
          </table:table-cell>
          <table:table-cell office:value-type="string">
            <text:p>Four</text:p>
          </table:table-cell>
          <table:table-cell office:value-type="string">
            <text:p>électroménager</text:p>
          </table:table-cell>
          <table:table-cell office:value-type="string">
            <text:p>Four Multifonction - Nettoyage Pyrolyse - Volume 56L - Chaleur tournante - Programmateur électronique - Préconisation de la température - 14 recettes automatiques - Fonction PAIN - Porte froide / 4 verres / verres démontables - Classe A - Coloris Inox anti-trace</text:p>
          </table:table-cell>
        </table:table-row>
        <table:table-row table:style-name="ro1">
          <table:table-cell/>
          <table:table-cell office:value-type="string">
            <text:p>SCHOLTES FM8861 G MT</text:p>
          </table:table-cell>
          <table:table-cell office:value-type="string">
            <text:p>Four</text:p>
          </table:table-cell>
          <table:table-cell office:value-type="string">
            <text:p>électroménager</text:p>
          </table:table-cell>
          <table:table-cell office:value-type="string">
            <text:p>Four Pyrolyse - Capacité 56L - 8 Fonctions Création - 9 Fonctions Succès - Porte froide - Thermostat électronique 30/300°C - Touches sensitives - Programmateur digital - Coloris Miroir</text:p>
          </table:table-cell>
        </table:table-row>
        <table:table-row table:style-name="ro1">
          <table:table-cell/>
          <table:table-cell office:value-type="string">
            <text:p>WHIRLPOOL AKZ232IX</text:p>
          </table:table-cell>
          <table:table-cell office:value-type="string">
            <text:p>Four</text:p>
          </table:table-cell>
          <table:table-cell office:value-type="string">
            <text:p>électroménager</text:p>
          </table:table-cell>
          <table:table-cell office:value-type="string">
            <text:p>Four Multifonction Pyrolyse - Volume du moufle 52 L - Multifonction Air Pulsé - Programmateur Electronique - Température réglable jusqu'à 250°C - Tournebroche - Porte plein verre - Vitres démontables - Classe A</text:p>
          </table:table-cell>
        </table:table-row>
        <table:table-row table:style-name="ro1">
          <table:table-cell/>
          <table:table-cell office:value-type="string">
            <text:p>HARPER XPRESS</text:p>
          </table:table-cell>
          <table:table-cell office:value-type="string">
            <text:p>Aspirateur</text:p>
          </table:table-cell>
          <table:table-cell office:value-type="string">
            <text:p>électroménager</text:p>
          </table:table-cell>
          <table:table-cell office:value-type="string">
            <text:p>Aspirateur sans sac - Puissance 1400 Watts - Dépression 18 kPa - Débit d'air 27 dm3/sec - Bac de 1.5 litres - Filtre Hepa lavable - Brosse universelle 2 positions - Poignée de transport - Coloris noir</text:p>
          </table:table-cell>
        </table:table-row>
        <table:table-row table:style-name="ro1">
          <table:table-cell/>
          <table:table-cell office:value-type="string">
            <text:p>HARPER XP 160</text:p>
          </table:table-cell>
          <table:table-cell office:value-type="string">
            <text:p>Aspirateur</text:p>
          </table:table-cell>
          <table:table-cell office:value-type="string">
            <text:p>électroménager</text:p>
          </table:table-cell>
          <table:table-cell office:value-type="string">
            <text:p>Aspirateur sans sac - Puissance 1400 watts - Dépression 19 kPa - Débit d'air 24 dm3/seconde - Bac de 2 litres - Filtre Hepa lavable - Enrouleur automatique de câble - Position parking - Coloris noir</text:p>
          </table:table-cell>
        </table:table-row>
        <table:table-row table:style-name="ro1">
          <table:table-cell/>
          <table:table-cell office:value-type="string">
            <text:p>POLTI AS519</text:p>
          </table:table-cell>
          <table:table-cell office:value-type="string">
            <text:p>Aspirateur</text:p>
          </table:table-cell>
          <table:table-cell office:value-type="string">
            <text:p>électroménager</text:p>
          </table:table-cell>
          <table:table-cell office:value-type="string">
            <text:p>Aspirateur sans sac - Puissance 1800 W - Niveau sonore 76 db - Débit d’air 30 l/sec - Capacité d’aspiration 25 kPa - Capacité bac de collectage 2.5 litres - Filtre type Hepa - Coloris rouge</text:p>
          </table:table-cell>
        </table:table-row>
        <table:table-row table:style-name="ro1">
          <table:table-cell/>
          <table:table-cell office:value-type="string">
            <text:p>DAEWOO RC220RS</text:p>
          </table:table-cell>
          <table:table-cell office:value-type="string">
            <text:p>Aspirateur</text:p>
          </table:table-cell>
          <table:table-cell office:value-type="string">
            <text:p>électroménager</text:p>
          </table:table-cell>
          <table:table-cell office:value-type="string">
            <text:p>Aspirateur compact - Puissance 1500 watts - 5 niveaux de filtration - Tube en métal - Capacité du sac de 2 litres Régulateur mécanique de débit d’air avec une poignée - Coloris Rouge métallisé</text:p>
          </table:table-cell>
        </table:table-row>
        <table:table-row table:style-name="ro1">
          <table:table-cell/>
          <table:table-cell office:value-type="string">
            <text:p>DIRT DEVIL M7007-1</text:p>
          </table:table-cell>
          <table:table-cell office:value-type="string">
            <text:p>Aspirateur</text:p>
          </table:table-cell>
          <table:table-cell office:value-type="string">
            <text:p>électroménager</text:p>
          </table:table-cell>
          <table:table-cell office:value-type="string">
            <text:p>Aspirateur traineau "Cooper" - Puissance 2000W - Capacité 1.5 L - Dépression : 30 KPA - Débit d'air 38 dm3/s - Niveau sonore 77 db - Brosse Turbo -...</text:p>
          </table:table-cell>
        </table:table-row>
        <table:table-row table:style-name="ro1">
          <table:table-cell/>
          <table:table-cell office:value-type="string">
            <text:p>DIRT DEVIL M7075</text:p>
          </table:table-cell>
          <table:table-cell office:value-type="string">
            <text:p>Aspirateur</text:p>
          </table:table-cell>
          <table:table-cell office:value-type="string">
            <text:p>électroménager</text:p>
          </table:table-cell>
          <table:table-cell office:value-type="string">
            <text:p>Aspirateur - Puissance 2400 W - Capacité sacs : 5 litres - Filtre lamelles - Tube télescopique - Longueur cordon 6 m - Garantie 2 ans - Coloris noir / argent</text:p>
          </table:table-cell>
        </table:table-row>
        <table:table-row table:style-name="ro1">
          <table:table-cell/>
          <table:table-cell office:value-type="string">
            <text:p>ELECTROLUX ZE335</text:p>
          </table:table-cell>
          <table:table-cell office:value-type="string">
            <text:p>Aspirateur</text:p>
          </table:table-cell>
          <table:table-cell office:value-type="string">
            <text:p>électroménager</text:p>
          </table:table-cell>
          <table:table-cell office:value-type="string">
            <text:p>Aspirateur "Ergospace" - Puissance 2200 W - Dépression : 34 kpa - Débit d'air : 48 dm3/s - Variateur électronique de puissance - Filtre Hepa H12 lavable - Poignée confort - 2 systèmes parking - Pare-chocs souple et extensible Ergoshock - Sécurités - Accessoires</text:p>
          </table:table-cell>
        </table:table-row>
        <table:table-row table:style-name="ro1">
          <table:table-cell/>
          <table:table-cell office:value-type="string">
            <text:p>Ensemble Table + 4 Chaises "JULES" Blanc</text:p>
          </table:table-cell>
          <table:table-cell office:value-type="string">
            <text:p>Cuisine</text:p>
          </table:table-cell>
          <table:table-cell office:value-type="string">
            <text:p>électroménager</text:p>
          </table:table-cell>
          <table:table-cell office:value-type="string">
            <text:p>Table L110xh76xP70 cm ; Chaise L39xh82xP44 cm - Structure en métal laqué gris aluminium - Plateau de la table en panneaux de fibres de moyenne densité - Assises et dossiers en panneaux de particules - Meubles à monter soi-même - Coloris blanc</text:p>
          </table:table-cell>
        </table:table-row>
        <table:table-row table:style-name="ro1">
          <table:table-cell/>
          <table:table-cell office:value-type="string">
            <text:p>Ensemble Table + 4 chaises "BUTTERFLY" noir</text:p>
          </table:table-cell>
          <table:table-cell office:value-type="string">
            <text:p>Cuisine</text:p>
          </table:table-cell>
          <table:table-cell office:value-type="string">
            <text:p>électroménager</text:p>
          </table:table-cell>
          <table:table-cell office:value-type="string">
            <text:p>Table L120xh77xP80 cm ; Chaise L44xh80xP44 cm Ensemble composé d'une table rectangulaire pliante + 4 chaises pliantes - Structure en métal laqué gris aluminium - Plateau de table 2 abattants en panneaux de fibres de moyenne densité, ép. 1.8 cm recouvert PVC, étagère de rangement pour chaise - Assise...</text:p>
          </table:table-cell>
        </table:table-row>
        <table:table-row table:style-name="ro1">
          <table:table-cell/>
          <table:table-cell office:value-type="string">
            <text:p>Table pliante "NEXT"</text:p>
          </table:table-cell>
          <table:table-cell office:value-type="string">
            <text:p>Cuisine</text:p>
          </table:table-cell>
          <table:table-cell office:value-type="string">
            <text:p>électroménager</text:p>
          </table:table-cell>
          <table:table-cell office:value-type="string">
            <text:p>L48/92xh74xP60 cm -Structure en métal laqué gris aluminium - Plateau avec abattant en panneaux de fibres de moyenne densité, ép. 1.8 cm recouvert PVC - Meubles à monter soi-même - Coloris noir</text:p>
          </table:table-cell>
        </table:table-row>
        <table:table-row table:style-name="ro1">
          <table:table-cell/>
          <table:table-cell office:value-type="string">
            <text:p>Table "BUTTERFLY"</text:p>
          </table:table-cell>
          <table:table-cell office:value-type="string">
            <text:p>Cuisine</text:p>
          </table:table-cell>
          <table:table-cell office:value-type="string">
            <text:p>électroménager</text:p>
          </table:table-cell>
          <table:table-cell office:value-type="string">
            <text:p>Structure en métal laqué gris aluminium - Plateau avec 2 abattants en panneaux de fibres de moyenne densité, ép. 1.8 cm recouvert PVC - Étagère de rangement pour chaises - Montée sur 4 roulettes noires - Meubles à monter soi-même - Coloris noir - Chaises vendues séparément</text:p>
          </table:table-cell>
        </table:table-row>
        <table:table-row table:style-name="ro1">
          <table:table-cell/>
          <table:table-cell office:value-type="string">
            <text:p>Cuisine complète "COOKY"</text:p>
          </table:table-cell>
          <table:table-cell office:value-type="string">
            <text:p>Cuisine</text:p>
          </table:table-cell>
          <table:table-cell office:value-type="string">
            <text:p>électroménager</text:p>
          </table:table-cell>
          <table:table-cell office:value-type="string">
            <text:p>Cet ensemble est composé d'un meuble bas 40 cm, un meuble bas 80 cm, un meuble sous-évier 100 cm, un meuble haut 40 cm, un meuble haut 80 cm, une colonne 40 cm et un évier à encastrer - Meubles en panneaux de particules décor mélamine imitation blanc - Évier rond en inox - Vendu sans électroménager</text:p>
          </table:table-cell>
        </table:table-row>
        <table:table-row table:style-name="ro1">
          <table:table-cell/>
          <table:table-cell office:value-type="string">
            <text:p>Cuisine complète "PAPRIKA"</text:p>
          </table:table-cell>
          <table:table-cell office:value-type="string">
            <text:p>Cuisine</text:p>
          </table:table-cell>
          <table:table-cell office:value-type="string">
            <text:p>électroménager</text:p>
          </table:table-cell>
          <table:table-cell office:value-type="string">
            <text:p>Cet ensemble est composé d'une colonne 50 cm, un meuble haut 80 cm, un meuble sur hotte, un meuble haut 100 cm, un meuble bas 80 cm, un meuble bas four 60 cm, un meuble bas 100 cm et un évier à encastrer - Meubles en panneaux de particules décor mélamine imitation blanc - Évier en inox avec système de vidage et syphon</text:p>
          </table:table-cell>
        </table:table-row>
        <table:table-row table:style-name="ro1">
          <table:table-cell/>
          <table:table-cell office:value-type="string">
            <text:p>JE NE SAIS PAS MAIGRIR (EDITION 2011)</text:p>
          </table:table-cell>
          <table:table-cell office:value-type="string">
            <text:p>Livres</text:p>
          </table:table-cell>
          <table:table-cell office:value-type="string">
            <text:p>Librairie</text:p>
          </table:table-cell>
          <table:table-cell office:value-type="string">
            <text:p>Vous avez essayé de maigrir à plusieurs reprises sans résultat ? Voici l'un des régimes les plus performants et les plus satisfaisants ! Il se compose de quatre étapes successives : une phase d'attaque avec des protéines naturelles pures qui entraîne une perte de poids rapide, une période de croisière avec les protéines alternées, une phase de consolidation où l'on réintègre les autres aliments, et enfin une phase de stabilisation définitive. Ce livre pratique nous offre des idées précieuses, des recettes et des menus où le plaisir n'est jamais négligé.</text:p>
          </table:table-cell>
        </table:table-row>
        <table:table-row table:style-name="ro1">
          <table:table-cell/>
          <table:table-cell office:value-type="string">
            <text:p>FAUTE DE PREUVES</text:p>
          </table:table-cell>
          <table:table-cell office:value-type="string">
            <text:p>Livres</text:p>
          </table:table-cell>
          <table:table-cell office:value-type="string">
            <text:p>Librairie</text:p>
          </table:table-cell>
          <table:table-cell office:value-type="string">
            <text:p>Aux Etats-Unis, de nos jours. Bonne élève, sportive, les pieds sur terre, Haley McWaid, 17 ans, est la fille dont rêvent tous parents. D'où la surprise de sa mère quand elle découvre que sa fille aurait découché. Et son affolement quand elle ne parvient pas à la joindre. Et son désespoir quand, après trois mois, on est toujours sans nouvelles de la jeune fille. Wendy Tines a sa petite idée. Mère célibataire d'un ado, cette journaliste ambitieuse travaille de concert avec la police pour un programme télé chargé de débusquer les délinquants sexuels. Sa dernière prise, Dan Mercer, un éducateur pour enfants. Tandis que toute la ville est sur les dents, à la recherche d'un prédateur sexuel, Wendy va découvrir que l'affaire Mercer va l'entraîner beaucoup plus loin que tout ce qu'elle aurait pu imaginer... Traque sur internet, délinquance sexuelle, confréries malfaisantes, jeux adolescents qui tournent mal, vengeance... Le maître de nos nuits blanches a encore frappé.</text:p>
          </table:table-cell>
        </table:table-row>
        <table:table-row table:style-name="ro1">
          <table:table-cell/>
          <table:table-cell office:value-type="string">
            <text:p>SANS LAISSER D'ADRESSE</text:p>
          </table:table-cell>
          <table:table-cell office:value-type="string">
            <text:p>Livres</text:p>
          </table:table-cell>
          <table:table-cell office:value-type="string">
            <text:p>Librairie</text:p>
          </table:table-cell>
          <table:table-cell office:value-type="string">
            <text:p>Ancien sportif reconverti dans les relations publiques, Myron Bolitar tombe des nues quand il reçoit l'appel de Terese, dont il est sans nouvelles depuis sept ans : « Rejoins-moi. Fais vite... ». A peine arrivé à Paris, le cauchemar commence... Le mari de Terese vient d'y être assassiné, et l'ADN de sa fille, morte il y a des années, aurait été relevé sur les lieux du crime. Qui en veut à la vie de Terese ? Quels secrets lui a-t-elle cachés ? Pourquoi le Mossad, Interpol et la CIA les traquent-ils sans relâche ? Enlèvements, manipulations génétiques, meurtres, menace islamiste, complots internationaux... Pour Bolitar et ses alliés de toujours, la chasse est ouverte.</text:p>
          </table:table-cell>
        </table:table-row>
        <table:table-row table:style-name="ro1">
          <table:table-cell/>
          <table:table-cell office:value-type="string">
            <text:p>DORA VA A L'ECOLE</text:p>
          </table:table-cell>
          <table:table-cell office:value-type="string">
            <text:p>Livres</text:p>
          </table:table-cell>
          <table:table-cell office:value-type="string">
            <text:p>Librairie</text:p>
          </table:table-cell>
          <table:table-cell office:value-type="string">
            <text:p>Dora et Babouche rencontrent leur maîtresse sur le chemin de l'école. Le vélo de la maîtresse a un pneu crevé. Dora et Babouche vont-ils pouvoir l'aider à arriver à l'école avant ses élèves ?</text:p>
          </table:table-cell>
        </table:table-row>
        <table:table-row table:style-name="ro1">
          <table:table-cell/>
          <table:table-cell office:value-type="string">
            <text:p>DORA ET SON DOUDOU</text:p>
          </table:table-cell>
          <table:table-cell office:value-type="string">
            <text:p>Livres</text:p>
          </table:table-cell>
          <table:table-cell office:value-type="string">
            <text:p>Librairie</text:p>
          </table:table-cell>
          <table:table-cell table:style-name="ce1" office:value-type="string">
            <text:p>dora est invitée à dormir chez son ami babouche mais elle a perdu son doudou.</text:p>
          </table:table-cell>
        </table:table-row>
        <table:table-row table:style-name="ro1">
          <table:table-cell/>
          <table:table-cell office:value-type="string">
            <text:p>DORA VA CHEZ LE DOCTEUR</text:p>
          </table:table-cell>
          <table:table-cell office:value-type="string">
            <text:p>Livres</text:p>
          </table:table-cell>
          <table:table-cell office:value-type="string">
            <text:p>Librairie</text:p>
          </table:table-cell>
          <table:table-cell table:style-name="ce1" office:value-type="string">
            <text:p>aujourd'hui, dora a rendez-vous chez le docteur pour sa visite médicale.</text:p>
          </table:table-cell>
        </table:table-row>
        <table:table-row table:style-name="ro1">
          <table:table-cell/>
          <table:table-cell office:value-type="string">
            <text:p>DOME T.1</text:p>
          </table:table-cell>
          <table:table-cell office:value-type="string">
            <text:p>Livres</text:p>
          </table:table-cell>
          <table:table-cell office:value-type="string">
            <text:p>Librairie</text:p>
          </table:table-cell>
          <table:table-cell office:value-type="string">
            <text:p>A la fin de l'automne, la petite ville de Chester Mill, dans le Maine, est inexplicablement et brutalement isolée du reste du monde par un champ de force invisible. Personne ne comprend ce qu'est ce dôme transparent, d'où il vient et quand - ou si - il partira. L'armée semble impuissante à ouvrir un passage tandis que les ressources à l'intérieur de Chester Mill se raréfient.</text:p>
          </table:table-cell>
        </table:table-row>
        <table:table-row table:style-name="ro1">
          <table:table-cell/>
          <table:table-cell office:value-type="string">
            <text:p>ET APRES...</text:p>
          </table:table-cell>
          <table:table-cell office:value-type="string">
            <text:p>Livres</text:p>
          </table:table-cell>
          <table:table-cell office:value-type="string">
            <text:p>Librairie</text:p>
          </table:table-cell>
          <table:table-cell office:value-type="string">
            <text:p>A l'automne 1972, sur un ponton en bois au bord d'un lac de l'île Nantucket, deux enfants, Claire et Nathan (8 ans, d'origine française) observent un cygne. Le ponton casse et Claire tombe dans l'eau. Nathan part chercher ses parents en courant à bout de souffle mais il est percuté par une voiture à proximité de chez lui. Il se voit alors hors de son corps et a l'impression de voler vers une lumière vivante où il se sent bien (voir : expérience de mort imminente). Mais il ne meurt pas ; il sort du coma et un médecin l'interroge sur ce qu'il a vu. Bien des années plus tard, Nathan, adulte, est avocat à New York et doit traiter un dossier de catastrophe aérienne. Il a épousé Claire avec qui il a eu deux enfants, une fille (Tracy) et un garçon (Paul), mais le petit garçon est décédé dans son sommeil de la mort subite du nourrisson et Nathan s'est réfugié dans son travail. Sa femme l'a alors quitté et est partie vivre ailleurs avec leur fille.</text:p>
          </table:table-cell>
        </table:table-row>
        <table:table-row table:style-name="ro1">
          <table:table-cell/>
          <table:table-cell office:value-type="string">
            <text:p>SEXE, DIAMANTS ET PLUS SI AFFINITES...</text:p>
          </table:table-cell>
          <table:table-cell office:value-type="string">
            <text:p>Livres</text:p>
          </table:table-cell>
          <table:table-cell office:value-type="string">
            <text:p>Librairie</text:p>
          </table:table-cell>
          <table:table-cell office:value-type="string">
            <text:p>Belles, sexy, dans le vent, elles connaissent par coeur tous les endroits tendance de Manhattan. Lors d'une soirée un peu trop arrosée, elles font un pacte : chacune des trois doit changer radicalement de comportement, surtout à l'égard du sexe fort! Et si transformer une " bomba latina " en jeune mariée n'est pas une mince affaire, convertir une grande romantique au libertinage relève presque du miracle.</text:p>
          </table:table-cell>
        </table:table-row>
        <table:table-row table:style-name="ro1">
          <table:table-cell/>
          <table:table-cell office:value-type="string">
            <text:p>LA SYNTHESE DE DOCUMENTS</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RIEN A DECLARER</text:p>
          </table:table-cell>
          <table:table-cell office:value-type="string">
            <text:p>Livres</text:p>
          </table:table-cell>
          <table:table-cell office:value-type="string">
            <text:p>Librairie</text:p>
          </table:table-cell>
          <table:table-cell office:value-type="string">
            <text:p>1er janvier 1993 : La Convention de Schengen promulgue l'ouverture des frontières en Europe. Deux douaniers, l'un Belge, l'autre Français, apprennent la disparition prochaine de leur petit poste de douane fixe respectif. Voisins de douane et ennemis de toujours, ils doivent désormais faire équipe et sillonner les routes de campagnes frontalières à bord d'une 4L d'interception des douanes internationales.</text:p>
          </table:table-cell>
        </table:table-row>
        <table:table-row table:style-name="ro1">
          <table:table-cell/>
          <table:table-cell office:value-type="string">
            <text:p>DRAGON BALL PERFECT EDITION T.13</text:p>
          </table:table-cell>
          <table:table-cell office:value-type="string">
            <text:p>Livres</text:p>
          </table:table-cell>
          <table:table-cell office:value-type="string">
            <text:p>Librairie</text:p>
          </table:table-cell>
          <table:table-cell office:value-type="string">
            <text:p>Un volume entièrement centré sur la fin du grand tournoi des arts martiaux, et notamment le duel légendaire entre Son Goku et Piccolo Junior ! Après avoir vaincu Kami-sama, sa contrepartie positive, Piccolo l'a enfermé et absorbé de telle sorte que ce dernier mourrait instantanément s'il était lui-même tué. Son Goku va devoir ruser pour arriver à gagner malgré tout ! Ce tome clôt la première partie de la saga Dragon Ball, le prochain démarrant le fameux cycle appelé «Z».</text:p>
          </table:table-cell>
        </table:table-row>
        <table:table-row table:style-name="ro1">
          <table:table-cell/>
          <table:table-cell office:value-type="string">
            <text:p>MASTERCHEF ; LE COOKBOOK</text:p>
          </table:table-cell>
          <table:table-cell office:value-type="string">
            <text:p>Livres</text:p>
          </table:table-cell>
          <table:table-cell office:value-type="string">
            <text:p>Librairie</text:p>
          </table:table-cell>
          <table:table-cell office:value-type="string">
            <text:p>Le Cookbook, le livre événement préfacé par le jury, rassemble les 200 meilleures recettes des 20 candidats ayant participé au Masterchef 2010, le tout illustré de nombreuses photos de l'émission, de pas à pas et de recettes.</text:p>
          </table:table-cell>
        </table:table-row>
        <table:table-row table:style-name="ro1">
          <table:table-cell/>
          <table:table-cell office:value-type="string">
            <text:p>LE GUIDE ULTIME IPHONE, IPAD, IPOD TOUCH &amp; APPLE T</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SAVOIR TOUT FAIRE; AVEC PHOTOSHOP</text:p>
          </table:table-cell>
          <table:table-cell office:value-type="string">
            <text:p>Livres</text:p>
          </table:table-cell>
          <table:table-cell office:value-type="string">
            <text:p>Librairie</text:p>
          </table:table-cell>
          <table:table-cell office:value-type="string">
            <text:p>Que ce soit dans les dessins animés, les BD, les films, etc., les créatures surnaturelles sont partout et on en raffole : monstres, robots, fées, elfes, aliens, etc. tous offrent des perspectives créatives sans limite. C'est ce sujet que nous avons décidé d'aborder avec cet ouvrage qui vous donnera un bel aperçu de plus de 20 personnages extraordinaires réalisés par des artistes de tous horizons.</text:p>
          </table:table-cell>
        </table:table-row>
        <table:table-row table:style-name="ro1">
          <table:table-cell/>
          <table:table-cell office:value-type="string">
            <text:p>MONTAGE VIDEO ET AUDIO LIBRE ;DU CAMESCOPE AU DVD</text:p>
          </table:table-cell>
          <table:table-cell office:value-type="string">
            <text:p>Livres</text:p>
          </table:table-cell>
          <table:table-cell office:value-type="string">
            <text:p>Librairie</text:p>
          </table:table-cell>
          <table:table-cell office:value-type="string">
            <text:p>Des outils libres pour le montage vidéo amateur. Du caméscope et de la prise de vue au montage et à la post-production DVD, voilà l'ouvrage attendu par les vidéastes amateurs souhaitant utiliser des logiciels libres pour créer leurs films et courts-métrages.</text:p>
          </table:table-cell>
        </table:table-row>
        <table:table-row table:style-name="ro1">
          <table:table-cell/>
          <table:table-cell office:value-type="string">
            <text:p>LA CARESSE QU'IL N'OUBLIERA JAMAIS ; 50 SCENARIOS</text:p>
          </table:table-cell>
          <table:table-cell office:value-type="string">
            <text:p>Livres</text:p>
          </table:table-cell>
          <table:table-cell office:value-type="string">
            <text:p>Librairie</text:p>
          </table:table-cell>
          <table:table-cell office:value-type="string">
            <text:p>La fellation est une expérience amoureuse et sexuelle qui engage tous les sens et qui exalte le corps de la tête aux pieds. Ce livre va bien au-delà d'un cours d'introduction à la fellation. II vous donne, étape par étape, des techniques et des idées qui feront chavirer de bonheur votre partenaire. Surprenez votre amant en lui donnant quelque chose de nouveau et d'excitant comme, la fellation de star, la gorge profonde ou la fellation on the rock. Chaque scénario proposé est basé sur des techniques et des positions excitantes et créatives. Vous apprendrez les secrets de la stimulation des points sensibles et de la prolongation de l'excitation qui feront de vos fellations un moment unique et rare.</text:p>
          </table:table-cell>
        </table:table-row>
        <table:table-row table:style-name="ro1">
          <table:table-cell/>
          <table:table-cell office:value-type="string">
            <text:p>Y A-T-IL UN GRAND ARCHITECTE DANS L'UNIVERS ?</text:p>
          </table:table-cell>
          <table:table-cell office:value-type="string">
            <text:p>Livres</text:p>
          </table:table-cell>
          <table:table-cell office:value-type="string">
            <text:p>Librairie</text:p>
          </table:table-cell>
          <table:table-cell office:value-type="string">
            <text:p>Pourquoi et comment l'Univers a-t-il commencé ? Pourquoi y a-t-il quelque chose plutôt que rien ? Quelle est la nature de la réalité ? Comment expliquer que les lois naturelles soient aussi finement ajustées ? Et nous, pourquoi donc existons-nous ?Longtemps réservées aux philosophes et aux théologiens, ces interrogations relèvent désormais aussi de la science. C'est ce que montrent ici avec brio et simplicité Stephen Hawking et Leonard Mlodinow, s'appuyant sur les découvertes et les théories les plus récentes, qui ébranlent nos croyances les plus anciennes.Pour eux, inutile d'imaginer un plan, un dessein, un créateur derrière la nature. La science explique bel et bien à elle seule les mystères de l'Univers.Des réponses nouvelles aux questions les plus élémentaires : lumineux et provocateur !Le premier ouvrage important de Stephen Hawking depuis dix ans.</text:p>
          </table:table-cell>
        </table:table-row>
        <table:table-row table:style-name="ro1">
          <table:table-cell/>
          <table:table-cell office:value-type="string">
            <text:p>VIDAL 2011 ; LE DICTIONNAIRE</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HOME</text:p>
          </table:table-cell>
          <table:table-cell office:value-type="string">
            <text:p>Livres</text:p>
          </table:table-cell>
          <table:table-cell office:value-type="string">
            <text:p>Librairie</text:p>
          </table:table-cell>
          <table:table-cell office:value-type="string">
            <text:p>Dix ans après La Terre vue du ciel, Yann Arthus-Bertrand réalise pour la première fois un long métrage, un appel à une prise de conscience sur l'avenir de notre planète afin de nous inciter à la préserver.Au cours de cet incroyable voyage au-dessus de la Terre, vont se dévoiler toutes ses richesses, la beauté de ses paysages, mais en même temps, les empreintes terribles et destructrices que l'homme lui a imposées depuis une cinquantaine d'années.Accompagnant le film de dimension internationale, le message de Yann Arthus Bertrand est clair : " Prenons le temps de regarder notre planète, contemplons sa beauté, mais il y a urgence, prenons TOUS nos responsabilités pour agir ensemble afin que demain existe."</text:p>
          </table:table-cell>
        </table:table-row>
        <table:table-row table:style-name="ro1">
          <table:table-cell/>
          <table:table-cell office:value-type="string">
            <text:p>LES 1001 INVENTIONS QUI ONT CHANGE LE MONDE</text:p>
          </table:table-cell>
          <table:table-cell office:value-type="string">
            <text:p>Livres</text:p>
          </table:table-cell>
          <table:table-cell office:value-type="string">
            <text:p>Librairie</text:p>
          </table:table-cell>
          <table:table-cell office:value-type="string">
            <text:p>De la préhistoire à nos jours, des outils de pierre au plus grand accélérateur de particules, cet ouvrage présente les inventions qui ont changé le monde.</text:p>
          </table:table-cell>
        </table:table-row>
        <table:table-row table:style-name="ro1">
          <table:table-cell/>
          <table:table-cell office:value-type="string">
            <text:p>NIKE Baskets Zoom Articulate SC Homme</text:p>
          </table:table-cell>
          <table:table-cell office:value-type="string">
            <text:p>Chaussures</text:p>
          </table:table-cell>
          <table:table-cell office:value-type="string">
            <text:p>Textile</text:p>
          </table:table-cell>
          <table:table-cell office:value-type="string">
            <text:p>Modèle Zoom Articulate SC. Coloris : blanc, argent et rouge. Un look sportif au quotidien avec ces baskets.</text:p>
          </table:table-cell>
        </table:table-row>
        <table:table-row table:style-name="ro1">
          <table:table-cell/>
          <table:table-cell office:value-type="string">
            <text:p>NIKE Baskets Air Toukol II Leather Homme</text:p>
          </table:table-cell>
          <table:table-cell office:value-type="string">
            <text:p>Chaussures</text:p>
          </table:table-cell>
          <table:table-cell office:value-type="string">
            <text:p>Textile</text:p>
          </table:table-cell>
          <table:table-cell office:value-type="string">
            <text:p>Modèle Air Toukol II Leather. Coloris : blanc, royal et noir. Baskets homme au profil sportif pour une marche légère.</text:p>
          </table:table-cell>
        </table:table-row>
        <table:table-row table:style-name="ro1">
          <table:table-cell/>
          <table:table-cell office:value-type="string">
            <text:p>NIKE Baskets Shox R4</text:p>
          </table:table-cell>
          <table:table-cell office:value-type="string">
            <text:p>Chaussures</text:p>
          </table:table-cell>
          <table:table-cell office:value-type="string">
            <text:p>Textile</text:p>
          </table:table-cell>
          <table:table-cell office:value-type="string">
            <text:p>Modèle Shox R4. Coloris : argent et blanc. Baskets basses à lacets dotées de la technologie Nike Shox. Inspirées des chaussures de course sur piste, ces baskets vous apporteront toute la légereté et la respirabilité dont vous avez besoin !</text:p>
          </table:table-cell>
        </table:table-row>
        <table:table-row table:style-name="ro1">
          <table:table-cell/>
          <table:table-cell office:value-type="string">
            <text:p>COOL SHOE Casablanca Femme</text:p>
          </table:table-cell>
          <table:table-cell office:value-type="string">
            <text:p>Chaussures</text:p>
          </table:table-cell>
          <table:table-cell office:value-type="string">
            <text:p>Textile</text:p>
          </table:table-cell>
          <table:table-cell office:value-type="string">
            <text:p>Modèle Casablanca. Coloris : beige. Tong femme avec fleur fantaisie.</text:p>
          </table:table-cell>
        </table:table-row>
        <table:table-row table:style-name="ro1">
          <table:table-cell/>
          <table:table-cell office:value-type="string">
            <text:p>CROCS Ballerines Girls Mary Jane Enfant</text:p>
          </table:table-cell>
          <table:table-cell office:value-type="string">
            <text:p>Chaussures</text:p>
          </table:table-cell>
          <table:table-cell office:value-type="string">
            <text:p>Textile</text:p>
          </table:table-cell>
          <table:table-cell office:value-type="string">
            <text:p>Modèle Girls Mary Jane. Coloris : or. Ballerines dorées parfaites pour les princesses !</text:p>
          </table:table-cell>
        </table:table-row>
        <table:table-row table:style-name="ro1">
          <table:table-cell/>
          <table:table-cell office:value-type="string">
            <text:p>CONVERSE Hi Repeat Homme</text:p>
          </table:table-cell>
          <table:table-cell office:value-type="string">
            <text:p>Chaussures</text:p>
          </table:table-cell>
          <table:table-cell office:value-type="string">
            <text:p>Textile</text:p>
          </table:table-cell>
          <table:table-cell office:value-type="string">
            <text:p>Modèle Hi Repeat. Coloris : blanc et noir. Campez un look décontracte avec ces baskets fortes en style !</text:p>
          </table:table-cell>
        </table:table-row>
        <table:table-row table:style-name="ro1">
          <table:table-cell/>
          <table:table-cell office:value-type="string">
            <text:p>SUPERGA 2750 Mixte</text:p>
          </table:table-cell>
          <table:table-cell office:value-type="string">
            <text:p>Chaussures</text:p>
          </table:table-cell>
          <table:table-cell office:value-type="string">
            <text:p>Textile</text:p>
          </table:table-cell>
          <table:table-cell office:value-type="string">
            <text:p>Modèle 2750. Coloris : bleu marine. Baskets en toile avec lacets. Baskets à porter sans modération !</text:p>
          </table:table-cell>
        </table:table-row>
        <table:table-row table:style-name="ro1">
          <table:table-cell/>
          <table:table-cell office:value-type="string">
            <text:p>DONNA STELLA Ballerines Divine Femme</text:p>
          </table:table-cell>
          <table:table-cell office:value-type="string">
            <text:p>Chaussures</text:p>
          </table:table-cell>
          <table:table-cell office:value-type="string">
            <text:p>Textile</text:p>
          </table:table-cell>
          <table:table-cell office:value-type="string">
            <text:p>Modèle Divine. Coloris : noir. Ces ballerines au design très moderne sublimeront les pieds des fashionistas !</text:p>
          </table:table-cell>
        </table:table-row>
        <table:table-row table:style-name="ro1">
          <table:table-cell/>
          <table:table-cell office:value-type="string">
            <text:p>TOSCANIA Ballerines Sapome Femme</text:p>
          </table:table-cell>
          <table:table-cell office:value-type="string">
            <text:p>Chaussures</text:p>
          </table:table-cell>
          <table:table-cell office:value-type="string">
            <text:p>Textile</text:p>
          </table:table-cell>
          <table:table-cell office:value-type="string">
            <text:p>Modèle Sapome. Coloris : noir. Ballerines recouvertes de sequins et pierres fantaisie.</text:p>
          </table:table-cell>
        </table:table-row>
        <table:table-row table:style-name="ro1">
          <table:table-cell/>
          <table:table-cell office:value-type="string">
            <text:p>TOSCANIA Bottes Megani Femme</text:p>
          </table:table-cell>
          <table:table-cell office:value-type="string">
            <text:p>Chaussures</text:p>
          </table:table-cell>
          <table:table-cell office:value-type="string">
            <text:p>Textile</text:p>
          </table:table-cell>
          <table:table-cell office:value-type="string">
            <text:p>Modèle Megani - Coloris : marron. Laissez-vous emporter par la douceur de ces bottes aux petits détails froncés !</text:p>
          </table:table-cell>
        </table:table-row>
        <table:table-row table:style-name="ro1">
          <table:table-cell/>
          <table:table-cell office:value-type="string">
            <text:p>LE TEMPS DES CERISES Bottes Forea Femme</text:p>
          </table:table-cell>
          <table:table-cell office:value-type="string">
            <text:p>Chaussures</text:p>
          </table:table-cell>
          <table:table-cell office:value-type="string">
            <text:p>Textile</text:p>
          </table:table-cell>
          <table:table-cell office:value-type="string">
            <text:p>Modèle Forea. Coloris : gris. Bottes hivernales et chaudes, parfaites pour cette saison n'est-ce pas ?</text:p>
          </table:table-cell>
        </table:table-row>
        <table:table-row table:style-name="ro1">
          <table:table-cell/>
          <table:table-cell office:value-type="string">
            <text:p>TOSCANIA Bottines Jacquare Femme</text:p>
          </table:table-cell>
          <table:table-cell office:value-type="string">
            <text:p>Chaussures</text:p>
          </table:table-cell>
          <table:table-cell office:value-type="string">
            <text:p>Textile</text:p>
          </table:table-cell>
          <table:table-cell table:style-name="ce2" office:value-type="string">
            <text:p>Modèle : Jacquare. Coloris : noir. Ces bottines incrustées de strass feront scintiller votre look !</text:p>
          </table:table-cell>
        </table:table-row>
        <table:table-row table:style-name="ro1">
          <table:table-cell/>
          <table:table-cell office:value-type="string">
            <text:p>JAMES BRADLEY Chaussures Derby Buja Homme</text:p>
          </table:table-cell>
          <table:table-cell office:value-type="string">
            <text:p>Chaussures</text:p>
          </table:table-cell>
          <table:table-cell office:value-type="string">
            <text:p>Textile</text:p>
          </table:table-cell>
          <table:table-cell office:value-type="string">
            <text:p>Modèle Buja. Coloris : noir. Des chaussures derby à lacets. Souples et confortables, optez pour la sobriété de ces chaussures derby !</text:p>
          </table:table-cell>
        </table:table-row>
        <table:table-row table:style-name="ro1">
          <table:table-cell/>
          <table:table-cell office:value-type="string">
            <text:p>LEE COOPER Lee Rosida Homme</text:p>
          </table:table-cell>
          <table:table-cell office:value-type="string">
            <text:p>Chaussures</text:p>
          </table:table-cell>
          <table:table-cell office:value-type="string">
            <text:p>Textile</text:p>
          </table:table-cell>
          <table:table-cell office:value-type="string">
            <text:p>Modèle Lee Rosida. Coloris : marron. Chaussures casual à scratch.</text:p>
          </table:table-cell>
        </table:table-row>
        <table:table-row table:style-name="ro1">
          <table:table-cell/>
          <table:table-cell office:value-type="string">
            <text:p>JAPAN RAGS Jean Homme</text:p>
          </table:table-cell>
          <table:table-cell office:value-type="string">
            <text:p>Jean</text:p>
          </table:table-cell>
          <table:table-cell office:value-type="string">
            <text:p>Textile</text:p>
          </table:table-cell>
          <table:table-cell office:value-type="string">
            <text:p>Modèle Lione - Coloris : délavé. Jean fermeture boutons, 7 poches.</text:p>
          </table:table-cell>
        </table:table-row>
        <table:table-row table:style-name="ro1">
          <table:table-cell/>
          <table:table-cell office:value-type="string">
            <text:p>JAPAN RAGS Jean Homme</text:p>
          </table:table-cell>
          <table:table-cell office:value-type="string">
            <text:p>Jean</text:p>
          </table:table-cell>
          <table:table-cell office:value-type="string">
            <text:p>Textile</text:p>
          </table:table-cell>
          <table:table-cell office:value-type="string">
            <text:p>Modèle Ben - Coloris : brut. Jean fermeture boutons, 5 poches.</text:p>
          </table:table-cell>
        </table:table-row>
        <table:table-row table:style-name="ro1">
          <table:table-cell/>
          <table:table-cell office:value-type="string">
            <text:p>DIESEL Jean Homme</text:p>
          </table:table-cell>
          <table:table-cell office:value-type="string">
            <text:p>Jean</text:p>
          </table:table-cell>
          <table:table-cell office:value-type="string">
            <text:p>Textile</text:p>
          </table:table-cell>
          <table:table-cell office:value-type="string">
            <text:p>Modèle Larkee - Coloris : délavé. Jean fermeture boutons, 5 poches.</text:p>
          </table:table-cell>
        </table:table-row>
        <table:table-row table:style-name="ro1">
          <table:table-cell/>
          <table:table-cell office:value-type="string">
            <text:p>BAKAJOO Mini-jupe en Jean Femme</text:p>
          </table:table-cell>
          <table:table-cell office:value-type="string">
            <text:p>Jean</text:p>
          </table:table-cell>
          <table:table-cell office:value-type="string">
            <text:p>Textile</text:p>
          </table:table-cell>
          <table:table-cell office:value-type="string">
            <text:p>Coloris : stone. Mini-jupe : en jean, 5 poches, fermeture zippée et boutonnée, revers. Ceinture : fine, à boucle et clous fantaisie dorés.</text:p>
          </table:table-cell>
        </table:table-row>
        <table:table-row table:style-name="ro1">
          <table:table-cell/>
          <table:table-cell office:value-type="string">
            <text:p>BAKAJOO Jean Boyfriend Femme</text:p>
          </table:table-cell>
          <table:table-cell office:value-type="string">
            <text:p>Jean</text:p>
          </table:table-cell>
          <table:table-cell office:value-type="string">
            <text:p>Textile</text:p>
          </table:table-cell>
          <table:table-cell office:value-type="string">
            <text:p>Coloris : bleu délavé. Jean : coupe boyfriend, 5 poches, fermeture zippée et boutonnée, effet usé.</text:p>
          </table:table-cell>
        </table:table-row>
        <table:table-row table:style-name="ro1">
          <table:table-cell/>
          <table:table-cell office:value-type="string">
            <text:p>GUESS T-Shirt Homme</text:p>
          </table:table-cell>
          <table:table-cell office:value-type="string">
            <text:p>Hauts</text:p>
          </table:table-cell>
          <table:table-cell office:value-type="string">
            <text:p>Textile</text:p>
          </table:table-cell>
          <table:table-cell office:value-type="string">
            <text:p>GUESS T-Shirt Homme</text:p>
          </table:table-cell>
        </table:table-row>
        <table:table-row table:style-name="ro1">
          <table:table-cell/>
          <table:table-cell office:value-type="string">
            <text:p>GUESS T-Shirt Homme</text:p>
          </table:table-cell>
          <table:table-cell office:value-type="string">
            <text:p>Hauts</text:p>
          </table:table-cell>
          <table:table-cell office:value-type="string">
            <text:p>Textile</text:p>
          </table:table-cell>
          <table:table-cell office:value-type="string">
            <text:p>GUESS T-Shirt Homme</text:p>
          </table:table-cell>
        </table:table-row>
        <table:table-row table:style-name="ro1">
          <table:table-cell/>
          <table:table-cell office:value-type="string">
            <text:p>GUESS Veste Homme</text:p>
          </table:table-cell>
          <table:table-cell office:value-type="string">
            <text:p>Hauts</text:p>
          </table:table-cell>
          <table:table-cell office:value-type="string">
            <text:p>Textile</text:p>
          </table:table-cell>
          <table:table-cell office:value-type="string">
            <text:p>Coloris : gris foncé. Veste à capuche doublée, fermeture zippée, manches longues.</text:p>
          </table:table-cell>
        </table:table-row>
        <table:table-row table:style-name="ro1">
          <table:table-cell/>
          <table:table-cell office:value-type="string">
            <text:p>NAPAPIJRI Chemise Ranomafana Homme</text:p>
          </table:table-cell>
          <table:table-cell office:value-type="string">
            <text:p>Hauts</text:p>
          </table:table-cell>
          <table:table-cell office:value-type="string">
            <text:p>Textile</text:p>
          </table:table-cell>
          <table:table-cell office:value-type="string">
            <text:p>Modèle Ranomafana. Coloris : kaki. Chemise : col pointes, manches longues.</text:p>
          </table:table-cell>
        </table:table-row>
        <table:table-row table:style-name="ro1">
          <table:table-cell/>
          <table:table-cell office:value-type="string">
            <text:p>QUIKSILVER Polo Homme</text:p>
          </table:table-cell>
          <table:table-cell office:value-type="string">
            <text:p>Hauts</text:p>
          </table:table-cell>
          <table:table-cell office:value-type="string">
            <text:p>Textile</text:p>
          </table:table-cell>
          <table:table-cell office:value-type="string">
            <text:p>Coloris : corail. Polo : col pointes, 3 boutons, manches courtes. Losanges et logos font l'imprimé de ce polo.</text:p>
          </table:table-cell>
        </table:table-row>
        <table:table-row table:style-name="ro1">
          <table:table-cell/>
          <table:table-cell office:value-type="string">
            <text:p>T-TRAXX Blouson Homme</text:p>
          </table:table-cell>
          <table:table-cell office:value-type="string">
            <text:p>Hauts</text:p>
          </table:table-cell>
          <table:table-cell office:value-type="string">
            <text:p>Textile</text:p>
          </table:table-cell>
          <table:table-cell office:value-type="string">
            <text:p>Coloris : noir. Blouson : multipoches, col montant, manches longues.</text:p>
          </table:table-cell>
        </table:table-row>
        <table:table-row table:style-name="ro1">
          <table:table-cell/>
          <table:table-cell office:value-type="string">
            <text:p>RIVALDI Blouson Teddy Homme</text:p>
          </table:table-cell>
          <table:table-cell office:value-type="string">
            <text:p>Hauts</text:p>
          </table:table-cell>
          <table:table-cell office:value-type="string">
            <text:p>Textile</text:p>
          </table:table-cell>
          <table:table-cell office:value-type="string">
            <text:p>Modèle Teddyas. Coloris : noir. Blouson : fermé par pressions et manches longues. Le teddy fait son grand retour ! Reportez-vous au guide des tailles ci-dessous.</text:p>
          </table:table-cell>
        </table:table-row>
        <table:table-row table:style-name="ro1">
          <table:table-cell/>
          <table:table-cell office:value-type="string">
            <text:p>BAKAJOO Studio Chemise en Jean Femme</text:p>
          </table:table-cell>
          <table:table-cell office:value-type="string">
            <text:p>Hauts</text:p>
          </table:table-cell>
          <table:table-cell office:value-type="string">
            <text:p>Textile</text:p>
          </table:table-cell>
          <table:table-cell office:value-type="string">
            <text:p>Coloris : stone. Chemise : col pointes, fermeture boutons pressions, manches longues, deux poches.</text:p>
          </table:table-cell>
        </table:table-row>
        <table:table-row table:style-name="ro1">
          <table:table-cell/>
          <table:table-cell office:value-type="string">
            <text:p>BAKAJOO Robe Femme</text:p>
          </table:table-cell>
          <table:table-cell office:value-type="string">
            <text:p>Hauts</text:p>
          </table:table-cell>
          <table:table-cell office:value-type="string">
            <text:p>Textile</text:p>
          </table:table-cell>
          <table:table-cell office:value-type="string">
            <text:p>Coloris : beige. Robe: en dentelle, col effet cache-coeur, sans manches, biais en dentelle, volant.</text:p>
          </table:table-cell>
        </table:table-row>
        <table:table-row table:style-name="ro1">
          <table:table-cell/>
          <table:table-cell office:value-type="string">
            <text:p>BAKAJOO Studio Chemise jean Femme</text:p>
          </table:table-cell>
          <table:table-cell office:value-type="string">
            <text:p>Hauts</text:p>
          </table:table-cell>
          <table:table-cell office:value-type="string">
            <text:p>Textile</text:p>
          </table:table-cell>
          <table:table-cell office:value-type="string">
            <text:p>Coloris : Denim. Chemise : col pointes, fermeture boutons pressions, manches longues, deux poches.</text:p>
          </table:table-cell>
        </table:table-row>
        <table:table-row table:style-name="ro1">
          <table:table-cell/>
          <table:table-cell office:value-type="string">
            <text:p>BAKAJOO Robe Tunique Femme</text:p>
          </table:table-cell>
          <table:table-cell office:value-type="string">
            <text:p>Hauts</text:p>
          </table:table-cell>
          <table:table-cell office:value-type="string">
            <text:p>Textile</text:p>
          </table:table-cell>
          <table:table-cell office:value-type="string">
            <text:p>Coloris : gris mélangé et marine. Robe : en coton, col rond, manches 3/4, liens à nouer. Ceinturez cette robe marinière 100% mode !</text:p>
          </table:table-cell>
        </table:table-row>
        <table:table-row table:style-name="ro1">
          <table:table-cell/>
          <table:table-cell office:value-type="string">
            <text:p>ANGEL RED Soutien-gorge ampliforme Femme</text:p>
          </table:table-cell>
          <table:table-cell office:value-type="string">
            <text:p>Lingerie</text:p>
          </table:table-cell>
          <table:table-cell office:value-type="string">
            <text:p>Textile</text:p>
          </table:table-cell>
          <table:table-cell office:value-type="string">
            <text:p>Coloris : ivoire et noir. Soutien-gorge : ampliforme, forme corbeille, en tulle et dentelle contrastante, noeuds satin.</text:p>
          </table:table-cell>
        </table:table-row>
        <table:table-row table:style-name="ro1">
          <table:table-cell/>
          <table:table-cell office:value-type="string">
            <text:p>STEFFY Soutien-gorge ampliforme Adonis Femme</text:p>
          </table:table-cell>
          <table:table-cell office:value-type="string">
            <text:p>Lingerie</text:p>
          </table:table-cell>
          <table:table-cell office:value-type="string">
            <text:p>Textile</text:p>
          </table:table-cell>
          <table:table-cell office:value-type="string">
            <text:p>Coloris : noir et ivoire. Soutien-gorge : ampliforme, bonnets moulés, bretelles ajustables, finitions en dentelle, noeud satiné, biais imitation velours.</text:p>
          </table:table-cell>
        </table:table-row>
        <table:table-row table:style-name="ro1">
          <table:table-cell/>
          <table:table-cell office:value-type="string">
            <text:p>FREEGUN Shorty Robotik Femme</text:p>
          </table:table-cell>
          <table:table-cell office:value-type="string">
            <text:p>Lingerie</text:p>
          </table:table-cell>
          <table:table-cell office:value-type="string">
            <text:p>Textile</text:p>
          </table:table-cell>
          <table:table-cell office:value-type="string">
            <text:p>Coloris : noir imprimé. Shorty : en microfibre, imprimé all over Thème des robots, taille élastiquée, sérigraphies fantaisie.</text:p>
          </table:table-cell>
        </table:table-row>
        <table:table-row table:style-name="ro1">
          <table:table-cell/>
          <table:table-cell office:value-type="string">
            <text:p>SAVARIE Porte-Jarretelles Femme</text:p>
          </table:table-cell>
          <table:table-cell office:value-type="string">
            <text:p>Lingerie</text:p>
          </table:table-cell>
          <table:table-cell office:value-type="string">
            <text:p>Textile</text:p>
          </table:table-cell>
          <table:table-cell office:value-type="string">
            <text:p>Coloris : ivoire. Porte-jarretelles : en voile, dentelle, rubans lacés, 4 jarretelles, pompon fantaisie.</text:p>
          </table:table-cell>
        </table:table-row>
        <table:table-row table:style-name="ro1">
          <table:table-cell/>
          <table:table-cell office:value-type="string">
            <text:p>INTIMEA Coordonné Soutien-gorge + String Femme</text:p>
          </table:table-cell>
          <table:table-cell office:value-type="string">
            <text:p>Lingerie</text:p>
          </table:table-cell>
          <table:table-cell office:value-type="string">
            <text:p>Textile</text:p>
          </table:table-cell>
          <table:table-cell office:value-type="string">
            <text:p>Coloris : blanc, orange et vert. Coordonné : en tulle brodé et dentelle.</text:p>
          </table:table-cell>
        </table:table-row>
        <table:table-row table:style-name="ro1">
          <table:table-cell/>
          <table:table-cell office:value-type="string">
            <text:p>GUESS Boxer Homme</text:p>
          </table:table-cell>
          <table:table-cell office:value-type="string">
            <text:p>Lingerie</text:p>
          </table:table-cell>
          <table:table-cell office:value-type="string">
            <text:p>Textile</text:p>
          </table:table-cell>
          <table:table-cell office:value-type="string">
            <text:p>Coloris : noir. Boxer doté d'une large ceinture pour plus de maintien.</text:p>
          </table:table-cell>
        </table:table-row>
        <table:table-row table:style-name="ro1">
          <table:table-cell/>
          <table:table-cell office:value-type="string">
            <text:p>PASCAL MORABITO Boxer Homme</text:p>
          </table:table-cell>
          <table:table-cell office:value-type="string">
            <text:p>Lingerie</text:p>
          </table:table-cell>
          <table:table-cell office:value-type="string">
            <text:p>Textile</text:p>
          </table:table-cell>
          <table:table-cell office:value-type="string">
            <text:p>Coloris : gris. Boxer ceinture élastiquée, marque tramée, coque d'aisance doublée.</text:p>
          </table:table-cell>
        </table:table-row>
        <table:table-row table:style-name="ro1">
          <table:table-cell/>
          <table:table-cell office:value-type="string">
            <text:p>DONNAY Boxers Homme</text:p>
          </table:table-cell>
          <table:table-cell office:value-type="string">
            <text:p>Lingerie</text:p>
          </table:table-cell>
          <table:table-cell office:value-type="string">
            <text:p>Textile</text:p>
          </table:table-cell>
          <table:table-cell office:value-type="string">
            <text:p>Coloris : blanc. Boxer : ceinture élastiquée, patch griffé. Lot de 2 boxers.</text:p>
          </table:table-cell>
        </table:table-row>
        <table:table-row table:style-name="ro1">
          <table:table-cell/>
          <table:table-cell office:value-type="string">
            <text:p>DIESEL Slip Lukek Homme</text:p>
          </table:table-cell>
          <table:table-cell office:value-type="string">
            <text:p>Lingerie</text:p>
          </table:table-cell>
          <table:table-cell office:value-type="string">
            <text:p>Textile</text:p>
          </table:table-cell>
          <table:table-cell office:value-type="string">
            <text:p>Modèle Lukek. Coloris : blanc. Slip : ceinture élastiquée, ouvert devant. Ceinture griffée très colorée pour ce boxer.</text:p>
          </table:table-cell>
        </table:table-row>
        <table:table-row table:style-name="ro1">
          <table:table-cell/>
          <table:table-cell office:value-type="string">
            <text:p>DOLCE GABBANA Slip Homme</text:p>
          </table:table-cell>
          <table:table-cell office:value-type="string">
            <text:p>Lingerie</text:p>
          </table:table-cell>
          <table:table-cell office:value-type="string">
            <text:p>Textile</text:p>
          </table:table-cell>
          <table:table-cell office:value-type="string">
            <text:p>Coloris : marine. Slip : ceinture élastiquée griffée.</text:p>
          </table:table-cell>
        </table:table-row>
        <table:table-row table:style-name="ro1">
          <table:table-cell/>
          <table:table-cell office:value-type="string">
            <text:p>Pull</text:p>
          </table:table-cell>
          <table:table-cell office:value-type="string">
            <text:p>Enfants</text:p>
          </table:table-cell>
          <table:table-cell office:value-type="string">
            <text:p>Textile</text:p>
          </table:table-cell>
          <table:table-cell office:value-type="string">
            <text:p>Coloris : Encre - Composition : 40% modal, 30% coton, 30% polyamide</text:p>
          </table:table-cell>
        </table:table-row>
        <table:table-row table:style-name="ro1">
          <table:table-cell/>
          <table:table-cell office:value-type="string">
            <text:p>SCOTT &amp; FOX Jean fille</text:p>
          </table:table-cell>
          <table:table-cell office:value-type="string">
            <text:p>Enfants</text:p>
          </table:table-cell>
          <table:table-cell office:value-type="string">
            <text:p>Textile</text:p>
          </table:table-cell>
          <table:table-cell office:value-type="string">
            <text:p>Coloris : Gris foncé.</text:p>
          </table:table-cell>
        </table:table-row>
        <table:table-row table:style-name="ro1">
          <table:table-cell/>
          <table:table-cell office:value-type="string">
            <text:p>CHARMMY KITTY Jean fille</text:p>
          </table:table-cell>
          <table:table-cell office:value-type="string">
            <text:p>Enfants</text:p>
          </table:table-cell>
          <table:table-cell office:value-type="string">
            <text:p>Textile</text:p>
          </table:table-cell>
          <table:table-cell office:value-type="string">
            <text:p>Coloris : Brut - Composition : 100% coton.</text:p>
          </table:table-cell>
        </table:table-row>
        <table:table-row table:style-name="ro1">
          <table:table-cell/>
          <table:table-cell office:value-type="string">
            <text:p>CHARMMY KITTY T-shirt fille</text:p>
          </table:table-cell>
          <table:table-cell office:value-type="string">
            <text:p>Enfants</text:p>
          </table:table-cell>
          <table:table-cell office:value-type="string">
            <text:p>Textile</text:p>
          </table:table-cell>
          <table:table-cell office:value-type="string">
            <text:p>Coloris : Prune/rose - Composition : 95% coton, 5% élasthanne.</text:p>
          </table:table-cell>
        </table:table-row>
        <table:table-row table:style-name="ro1">
          <table:table-cell/>
          <table:table-cell office:value-type="string">
            <text:p>CHARMMY KITTY Pyjama fille 2 pièces</text:p>
          </table:table-cell>
          <table:table-cell office:value-type="string">
            <text:p>Enfants</text:p>
          </table:table-cell>
          <table:table-cell office:value-type="string">
            <text:p>Textile</text:p>
          </table:table-cell>
          <table:table-cell office:value-type="string">
            <text:p>Coloris : Neige/gloss - Composition : Coton/polyester.</text:p>
          </table:table-cell>
        </table:table-row>
        <table:table-row table:style-name="ro1">
          <table:table-cell/>
          <table:table-cell office:value-type="string">
            <text:p>CHARLOTTE AUX FRAISES Pyjama fille 2 pièces</text:p>
          </table:table-cell>
          <table:table-cell office:value-type="string">
            <text:p>Enfants</text:p>
          </table:table-cell>
          <table:table-cell office:value-type="string">
            <text:p>Textile</text:p>
          </table:table-cell>
          <table:table-cell office:value-type="string">
            <text:p>Coloris : Neige/gloss - Composition : Coton/polyester.</text:p>
          </table:table-cell>
        </table:table-row>
        <table:table-row table:style-name="ro1">
          <table:table-cell/>
          <table:table-cell office:value-type="string">
            <text:p>CARS Pull garçon</text:p>
          </table:table-cell>
          <table:table-cell office:value-type="string">
            <text:p>Enfants</text:p>
          </table:table-cell>
          <table:table-cell office:value-type="string">
            <text:p>Textile</text:p>
          </table:table-cell>
          <table:table-cell office:value-type="string">
            <text:p>Coloris : Gris clair/rouge - Composition : 100% coton.</text:p>
          </table:table-cell>
        </table:table-row>
        <table:table-row table:style-name="ro1">
          <table:table-cell/>
          <table:table-cell office:value-type="string">
            <text:p>CARS Veste garçon</text:p>
          </table:table-cell>
          <table:table-cell office:value-type="string">
            <text:p>Enfants</text:p>
          </table:table-cell>
          <table:table-cell office:value-type="string">
            <text:p>Textile</text:p>
          </table:table-cell>
          <table:table-cell office:value-type="string">
            <text:p>Coloris : Gris clair/bleu foncé - Composition : 65% coton, 35% polyester.</text:p>
          </table:table-cell>
        </table:table-row>
        <table:table-row table:style-name="ro1">
          <table:table-cell/>
          <table:table-cell office:value-type="string">
            <text:p>RIVALDI Blouson Garçon</text:p>
          </table:table-cell>
          <table:table-cell office:value-type="string">
            <text:p>Enfants</text:p>
          </table:table-cell>
          <table:table-cell office:value-type="string">
            <text:p>Textile</text:p>
          </table:table-cell>
          <table:table-cell office:value-type="string">
            <text:p>Blouson en toile - Coloris : Noir - Garçon - Livré à l'unité.</text:p>
          </table:table-cell>
        </table:table-row>
        <table:table-row table:style-name="ro1">
          <table:table-cell/>
          <table:table-cell office:value-type="string">
            <text:p>RIVALDI Jeans Garçon</text:p>
          </table:table-cell>
          <table:table-cell office:value-type="string">
            <text:p>Enfants</text:p>
          </table:table-cell>
          <table:table-cell office:value-type="string">
            <text:p>Textile</text:p>
          </table:table-cell>
          <table:table-cell office:value-type="string">
            <text:p>Jeans coupe droite - Coloris : Noir - Garçon - Livré à l'unité.</text:p>
          </table:table-cell>
        </table:table-row>
        <table:table-row table:style-name="ro1">
          <table:table-cell/>
          <table:table-cell office:value-type="string">
            <text:p>SCOTT &amp; FOX Sweat Garçon</text:p>
          </table:table-cell>
          <table:table-cell office:value-type="string">
            <text:p>Enfants</text:p>
          </table:table-cell>
          <table:table-cell office:value-type="string">
            <text:p>Textile</text:p>
          </table:table-cell>
          <table:table-cell office:value-type="string">
            <text:p>Sweat à capuche zippé - Coloris : Marine - Garçon - Livré à l'unité.</text:p>
          </table:table-cell>
        </table:table-row>
        <table:table-row table:style-name="ro1">
          <table:table-cell/>
          <table:table-cell office:value-type="string">
            <text:p>SPIDERMAN Bermuda garçon</text:p>
          </table:table-cell>
          <table:table-cell office:value-type="string">
            <text:p>Enfants</text:p>
          </table:table-cell>
          <table:table-cell office:value-type="string">
            <text:p>Textile</text:p>
          </table:table-cell>
          <table:table-cell office:value-type="string">
            <text:p>Coloris : Marine - Composition : 100% coton.</text:p>
          </table:table-cell>
        </table:table-row>
      </table:table>
      <table:table table:name="Feuille2" table:style-name="ta1" table:print="false">
        <table:table-column table:style-name="co6" table:default-cell-style-name="Default"/>
        <table:table-column table:style-name="co7" table:default-cell-style-name="Default"/>
        <table:table-column table:style-name="co6" table:default-cell-style-name="Default"/>
        <table:table-row table:style-name="ro1">
          <table:table-cell office:value-type="string">
            <text:p>Auchan</text:p>
          </table:table-cell>
          <table:table-cell office:value-type="string">
            <text:p>Pierre Ponce</text:p>
          </table:table-cell>
          <table:table-cell office:value-type="string">
            <text:p>Auchan</text:p>
          </table:table-cell>
        </table:table-row>
        <table:table-row table:style-name="ro1">
          <table:table-cell office:value-type="string">
            <text:p>Leclerc</text:p>
          </table:table-cell>
          <table:table-cell office:value-type="string">
            <text:p>Jean Barbin</text:p>
          </table:table-cell>
          <table:table-cell office:value-type="string">
            <text:p>Leclerc</text:p>
          </table:table-cell>
        </table:table-row>
        <table:table-row table:style-name="ro1">
          <table:table-cell office:value-type="string">
            <text:p>Carrefour</text:p>
          </table:table-cell>
          <table:table-cell office:value-type="string">
            <text:p>Emmanuel Landré</text:p>
          </table:table-cell>
          <table:table-cell office:value-type="string">
            <text:p>Carrefour</text:p>
          </table:table-cell>
        </table:table-row>
        <table:table-row table:style-name="ro1">
          <table:table-cell office:value-type="string">
            <text:p>SuperU</text:p>
          </table:table-cell>
          <table:table-cell office:value-type="string">
            <text:p>Odile Laforet</text:p>
          </table:table-cell>
          <table:table-cell office:value-type="string">
            <text:p>SuperU</text:p>
          </table:table-cell>
        </table:table-row>
        <table:table-row table:style-name="ro1">
          <table:table-cell office:value-type="string">
            <text:p>Géant</text:p>
          </table:table-cell>
          <table:table-cell office:value-type="string">
            <text:p>Marc Lefevre</text:p>
          </table:table-cell>
          <table:table-cell office:value-type="string">
            <text:p>Géant</text:p>
          </table:table-cell>
        </table:table-row>
        <table:table-row table:style-name="ro1">
          <table:table-cell office:value-type="string">
            <text:p>G20</text:p>
          </table:table-cell>
          <table:table-cell office:value-type="string">
            <text:p>Florence Geoffroy</text:p>
          </table:table-cell>
          <table:table-cell office:value-type="string">
            <text:p>G20</text:p>
          </table:table-cell>
        </table:table-row>
        <table:table-row table:style-name="ro1">
          <table:table-cell office:value-type="string">
            <text:p>Intermarché</text:p>
          </table:table-cell>
          <table:table-cell office:value-type="string">
            <text:p>Basile Arthur</text:p>
          </table:table-cell>
          <table:table-cell office:value-type="string">
            <text:p>Intermarché</text:p>
          </table:table-cell>
        </table:table-row>
        <table:table-row table:style-name="ro1">
          <table:table-cell office:value-type="string">
            <text:p>Ebay</text:p>
          </table:table-cell>
          <table:table-cell office:value-type="string">
            <text:p>Léon Jasmin</text:p>
          </table:table-cell>
          <table:table-cell office:value-type="string">
            <text:p>Ebay</text:p>
          </table:table-cell>
        </table:table-row>
      </table:table>
      <table:table table:name="Feuille3" table:style-name="ta1" table:print="false">
        <table:table-column table:style-name="co8" table:default-cell-style-name="Default"/>
        <table:table-column table:style-name="co9" table:default-cell-style-name="Default"/>
        <table:table-column table:style-name="co6" table:number-columns-repeated="2" table:default-cell-style-name="Default"/>
        <table:table-row table:style-name="ro1">
          <table:table-cell office:value-type="string">
            <text:p>Rezé</text:p>
          </table:table-cell>
          <table:table-cell office:value-type="string">
            <text:p>Sylvain Constant</text:p>
          </table:table-cell>
          <table:table-cell office:value-type="float" office:value="2">
            <text:p>2</text:p>
          </table:table-cell>
          <table:table-cell office:value-type="string">
            <text:p>Saint Herblain</text:p>
          </table:table-cell>
        </table:table-row>
        <table:table-row table:style-name="ro1">
          <table:table-cell office:value-type="string">
            <text:p>Beaulieu</text:p>
          </table:table-cell>
          <table:table-cell office:value-type="string">
            <text:p>Hercule Baudouin</text:p>
          </table:table-cell>
          <table:table-cell office:value-type="float" office:value="3">
            <text:p>3</text:p>
          </table:table-cell>
          <table:table-cell office:value-type="string">
            <text:p>Nantes</text:p>
          </table:table-cell>
        </table:table-row>
        <table:table-row table:style-name="ro1">
          <table:table-cell office:value-type="string">
            <text:p>Infrasud</text:p>
          </table:table-cell>
          <table:table-cell office:value-type="string">
            <text:p>Louis Jasmin</text:p>
          </table:table-cell>
          <table:table-cell office:value-type="float" office:value="1">
            <text:p>1</text:p>
          </table:table-cell>
          <table:table-cell office:value-type="string">
            <text:p>Saint Sébastien</text:p>
          </table:table-cell>
        </table:table-row>
        <table:table-row table:style-name="ro1">
          <table:table-cell office:value-type="string">
            <text:p>La Houssaie</text:p>
          </table:table-cell>
          <table:table-cell office:value-type="string">
            <text:p>Pharamond Mathieu</text:p>
          </table:table-cell>
          <table:table-cell office:value-type="float" office:value="2">
            <text:p>2</text:p>
          </table:table-cell>
          <table:table-cell office:value-type="string">
            <text:p>Nantes</text:p>
          </table:table-cell>
        </table:table-row>
        <table:table-row table:style-name="ro1">
          <table:table-cell office:value-type="string">
            <text:p>Général Centrale</text:p>
          </table:table-cell>
          <table:table-cell office:value-type="string">
            <text:p>Prosper Guatier</text:p>
          </table:table-cell>
          <table:table-cell office:value-type="float" office:value="1">
            <text:p>1</text:p>
          </table:table-cell>
          <table:table-cell office:value-type="string">
            <text:p>Nantes</text:p>
          </table:table-cell>
        </table:table-row>
        <table:table-row table:style-name="ro1">
          <table:table-cell office:value-type="string">
            <text:p>Atout-Sud</text:p>
          </table:table-cell>
          <table:table-cell office:value-type="string">
            <text:p>Eudes Gabriel</text:p>
          </table:table-cell>
          <table:table-cell office:value-type="float" office:value="3">
            <text:p>3</text:p>
          </table:table-cell>
          <table:table-cell office:value-type="string">
            <text:p>Nantes</text:p>
          </table:table-cell>
        </table:table-row>
        <table:table-row table:style-name="ro1">
          <table:table-cell office:value-type="string">
            <text:p>Paridis</text:p>
          </table:table-cell>
          <table:table-cell office:value-type="string">
            <text:p>Lazare Clément</text:p>
          </table:table-cell>
          <table:table-cell office:value-type="float" office:value="3">
            <text:p>3</text:p>
          </table:table-cell>
          <table:table-cell office:value-type="string">
            <text:p>Saint Herblain</text:p>
          </table:table-cell>
        </table:table-row>
        <table:table-row table:style-name="ro1">
          <table:table-cell office:value-type="string">
            <text:p>Océane</text:p>
          </table:table-cell>
          <table:table-cell office:value-type="string">
            <text:p>Marcellin Georges</text:p>
          </table:table-cell>
          <table:table-cell office:value-type="float" office:value="1">
            <text:p>1</text:p>
          </table:table-cell>
          <table:table-cell office:value-type="string">
            <text:p>Saint Herblain</text:p>
          </table:table-cell>
        </table:table-row>
        <table:table-row table:style-name="ro1">
          <table:table-cell office:value-type="string">
            <text:p>Atlantis</text:p>
          </table:table-cell>
          <table:table-cell office:value-type="string">
            <text:p>Timothée Édouard</text:p>
          </table:table-cell>
          <table:table-cell office:value-type="float" office:value="2">
            <text:p>2</text:p>
          </table:table-cell>
          <table:table-cell office:value-type="string">
            <text:p>Paris</text:p>
          </table:table-cell>
        </table:table-row>
        <table:table-row table:style-name="ro1">
          <table:table-cell office:value-type="string">
            <text:p>Trigniac</text:p>
          </table:table-cell>
          <table:table-cell office:value-type="string">
            <text:p>Rodolphe Enzo</text:p>
          </table:table-cell>
          <table:table-cell office:value-type="float" office:value="1">
            <text:p>1</text:p>
          </table:table-cell>
          <table:table-cell office:value-type="string">
            <text:p>Bordeaux</text:p>
          </table:table-cell>
        </table:table-row>
        <table:table-row table:style-name="ro1">
          <table:table-cell office:value-type="string">
            <text:p>Espace-Grand-Lac</text:p>
          </table:table-cell>
          <table:table-cell office:value-type="string">
            <text:p>Adolphe Jérôme</text:p>
          </table:table-cell>
          <table:table-cell office:value-type="float" office:value="1">
            <text:p>1</text:p>
          </table:table-cell>
          <table:table-cell office:value-type="string">
            <text:p>Barcelone</text:p>
          </table:table-cell>
        </table:table-row>
        <table:table-row table:style-name="ro1">
          <table:table-cell office:value-type="string">
            <text:p>Franchepain</text:p>
          </table:table-cell>
          <table:table-cell office:value-type="string">
            <text:p>Yannic Sévère</text:p>
          </table:table-cell>
          <table:table-cell office:value-type="float" office:value="2">
            <text:p>2</text:p>
          </table:table-cell>
          <table:table-cell office:value-type="string">
            <text:p>Perpigna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6">06/04/2011</text:date>, <text:time>17:34: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coto </meta:initial-creator>
    <meta:creation-date>2011-03-20T20:19:41</meta:creation-date>
    <dc:date>2011-04-06T17:34:53</dc:date>
    <dc:creator>cocoto </dc:creator>
    <meta:editing-duration>PT02H01M48S</meta:editing-duration>
    <meta:editing-cycles>8</meta:editing-cycles>
    <meta:generator>OpenOffice.org/3.2$Unix OpenOffice.org_project/320m19$Build-9505</meta:generator>
    <meta:document-statistic meta:table-count="3" meta:cell-count="631" meta:object-count="0"/>
  </office:meta>
</office:document-meta>
</file>